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2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6" table:default-cell-style-name="ce1"/>
        <table:table-column table:style-name="co4" table:number-columns-repeated="17" table:default-cell-style-name="ce1"/>
        <table:table-column table:style-name="co5" table:number-columns-repeated="6" table:default-cell-style-name="ce1"/>
        <table:table-column table:style-name="co3" table:default-cell-style-name="ce1"/>
        <table:table-column table:style-name="co1" table:number-columns-repeated="983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72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6" table:style-name="ce2"/>
          <table:table-cell office:value-type="string" office:string-value="this.cel[0][0] = 0;" table:formula="of:=CONCATENATE(&quot;this.cel[&quot;;[.$A3];&quot;][&quot;;[.B$2];&quot;] = &quot;;[.B3];&quot;;&quot;)" table:style-name="ce1">
            <text:p>this.cel[0][0] = 0;</text:p>
          </table:table-cell>
          <table:table-cell office:value-type="string" office:string-value="this.cel[0][1] = 0;" table:formula="of:=CONCATENATE(&quot;this.cel[&quot;;[.$A3];&quot;][&quot;;[.C$2];&quot;] = &quot;;[.C3];&quot;;&quot;)" table:style-name="ce1">
            <text:p>this.cel[0][1] = 0;</text:p>
          </table:table-cell>
          <table:table-cell office:value-type="string" office:string-value="this.cel[0][2] = 0;" table:formula="of:=CONCATENATE(&quot;this.cel[&quot;;[.$A3];&quot;][&quot;;[.D$2];&quot;] = &quot;;[.D3];&quot;;&quot;)" table:style-name="ce1">
            <text:p>this.cel[0][2] = 0;</text:p>
          </table:table-cell>
          <table:table-cell office:value-type="string" office:string-value="this.cel[0][3] = 0;" table:formula="of:=CONCATENATE(&quot;this.cel[&quot;;[.$A3];&quot;][&quot;;[.E$2];&quot;] = &quot;;[.E3];&quot;;&quot;)" table:style-name="ce1">
            <text:p>this.cel[0][3] = 0;</text:p>
          </table:table-cell>
          <table:table-cell office:value-type="string" office:string-value="this.cel[0][4] = 0;" table:formula="of:=CONCATENATE(&quot;this.cel[&quot;;[.$A3];&quot;][&quot;;[.F$2];&quot;] = &quot;;[.F3];&quot;;&quot;)" table:style-name="ce1">
            <text:p>this.cel[0][4] = 0;</text:p>
          </table:table-cell>
          <table:table-cell office:value-type="string" office:string-value="this.cel[0][5] = 0;" table:formula="of:=CONCATENATE(&quot;this.cel[&quot;;[.$A3];&quot;][&quot;;[.G$2];&quot;] = &quot;;[.G3];&quot;;&quot;)" table:style-name="ce1">
            <text:p>this.cel[0][5] = 0;</text:p>
          </table:table-cell>
          <table:table-cell office:value-type="string" office:string-value="this.cel[0][6] = 0;" table:formula="of:=CONCATENATE(&quot;this.cel[&quot;;[.$A3];&quot;][&quot;;[.H$2];&quot;] = &quot;;[.H3];&quot;;&quot;)" table:style-name="ce1">
            <text:p>this.cel[0][6] = 0;</text:p>
          </table:table-cell>
          <table:table-cell office:value-type="string" office:string-value="this.cel[0][7] = 0;" table:formula="of:=CONCATENATE(&quot;this.cel[&quot;;[.$A3];&quot;][&quot;;[.I$2];&quot;] = &quot;;[.I3];&quot;;&quot;)" table:style-name="ce1">
            <text:p>this.cel[0][7] = 0;</text:p>
          </table:table-cell>
          <table:table-cell office:value-type="string" office:string-value="this.cel[0][8] = 0;" table:formula="of:=CONCATENATE(&quot;this.cel[&quot;;[.$A3];&quot;][&quot;;[.J$2];&quot;] = &quot;;[.J3];&quot;;&quot;)" table:style-name="ce1">
            <text:p>this.cel[0][8] = 0;</text:p>
          </table:table-cell>
          <table:table-cell office:value-type="string" office:string-value="this.cel[0][9] = 0;" table:formula="of:=CONCATENATE(&quot;this.cel[&quot;;[.$A3];&quot;][&quot;;[.K$2];&quot;] = &quot;;[.K3];&quot;;&quot;)" table:style-name="ce1">
            <text:p>this.cel[0][9] = 0;</text:p>
          </table:table-cell>
          <table:table-cell office:value-type="string" office:string-value="this.cel[0][10] = 0;" table:formula="of:=CONCATENATE(&quot;this.cel[&quot;;[.$A3];&quot;][&quot;;[.L$2];&quot;] = &quot;;[.L3];&quot;;&quot;)" table:style-name="ce1">
            <text:p>this.cel[0][10] = 0;</text:p>
          </table:table-cell>
          <table:table-cell table:number-columns-repeated="16355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6">
            <text:p>96</text:p>
          </table:table-cell>
          <table:table-cell office:value-type="float" office:value="95" table:style-name="ce7">
            <text:p>95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4" table:style-name="ce7">
            <text:p>94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88" table:style-name="ce7">
            <text:p>88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1][0] = 0;" table:formula="of:=CONCATENATE(&quot;this.cel[&quot;;[.$A4];&quot;][&quot;;[.B$2];&quot;] = &quot;;[.B4];&quot;;&quot;)" table:style-name="ce1">
            <text:p>this.cel[1][0] = 0;</text:p>
          </table:table-cell>
          <table:table-cell office:value-type="string" office:string-value="this.cel[1][1] = 96;" table:formula="of:=CONCATENATE(&quot;this.cel[&quot;;[.$A4];&quot;][&quot;;[.C$2];&quot;] = &quot;;[.C4];&quot;;&quot;)" table:style-name="ce1">
            <text:p>this.cel[1][1] = 96;</text:p>
          </table:table-cell>
          <table:table-cell office:value-type="string" office:string-value="this.cel[1][2] = 95;" table:formula="of:=CONCATENATE(&quot;this.cel[&quot;;[.$A4];&quot;][&quot;;[.D$2];&quot;] = &quot;;[.D4];&quot;;&quot;)" table:style-name="ce1">
            <text:p>this.cel[1][2] = 95;</text:p>
          </table:table-cell>
          <table:table-cell office:value-type="string" office:string-value="this.cel[1][3] = 94;" table:formula="of:=CONCATENATE(&quot;this.cel[&quot;;[.$A4];&quot;][&quot;;[.E$2];&quot;] = &quot;;[.E4];&quot;;&quot;)" table:style-name="ce1">
            <text:p>this.cel[1][3] = 94;</text:p>
          </table:table-cell>
          <table:table-cell office:value-type="string" office:string-value="this.cel[1][4] = 95;" table:formula="of:=CONCATENATE(&quot;this.cel[&quot;;[.$A4];&quot;][&quot;;[.F$2];&quot;] = &quot;;[.F4];&quot;;&quot;)" table:style-name="ce1">
            <text:p>this.cel[1][4] = 95;</text:p>
          </table:table-cell>
          <table:table-cell office:value-type="string" office:string-value="this.cel[1][5] = 94;" table:formula="of:=CONCATENATE(&quot;this.cel[&quot;;[.$A4];&quot;][&quot;;[.G$2];&quot;] = &quot;;[.G4];&quot;;&quot;)" table:style-name="ce1">
            <text:p>this.cel[1][5] = 94;</text:p>
          </table:table-cell>
          <table:table-cell office:value-type="string" office:string-value="this.cel[1][6] = 93;" table:formula="of:=CONCATENATE(&quot;this.cel[&quot;;[.$A4];&quot;][&quot;;[.H$2];&quot;] = &quot;;[.H4];&quot;;&quot;)" table:style-name="ce1">
            <text:p>this.cel[1][6] = 93;</text:p>
          </table:table-cell>
          <table:table-cell office:value-type="string" office:string-value="this.cel[1][7] = 0;" table:formula="of:=CONCATENATE(&quot;this.cel[&quot;;[.$A4];&quot;][&quot;;[.I$2];&quot;] = &quot;;[.I4];&quot;;&quot;)" table:style-name="ce1">
            <text:p>this.cel[1][7] = 0;</text:p>
          </table:table-cell>
          <table:table-cell office:value-type="string" office:string-value="this.cel[1][8] = 89;" table:formula="of:=CONCATENATE(&quot;this.cel[&quot;;[.$A4];&quot;][&quot;;[.J$2];&quot;] = &quot;;[.J4];&quot;;&quot;)" table:style-name="ce1">
            <text:p>this.cel[1][8] = 89;</text:p>
          </table:table-cell>
          <table:table-cell office:value-type="string" office:string-value="this.cel[1][9] = 88;" table:formula="of:=CONCATENATE(&quot;this.cel[&quot;;[.$A4];&quot;][&quot;;[.K$2];&quot;] = &quot;;[.K4];&quot;;&quot;)" table:style-name="ce1">
            <text:p>this.cel[1][9] = 88;</text:p>
          </table:table-cell>
          <table:table-cell office:value-type="string" office:string-value="this.cel[1][10] = 0;" table:formula="of:=CONCATENATE(&quot;this.cel[&quot;;[.$A4];&quot;][&quot;;[.L$2];&quot;] = &quot;;[.L4];&quot;;&quot;)" table:style-name="ce1">
            <text:p>this.cel[1][10] = 0;</text:p>
          </table:table-cell>
          <table:table-cell table:number-columns-repeated="1635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6">
            <text:p>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6" table:style-name="ce7">
            <text:p>96</text:p>
          </table:table-cell>
          <table:table-cell office:value-type="float" office:value="0" table:style-name="ce7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90" table:style-name="ce7">
            <text:p>9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2][0] = 0;" table:formula="of:=CONCATENATE(&quot;this.cel[&quot;;[.$A5];&quot;][&quot;;[.B$2];&quot;] = &quot;;[.B5];&quot;;&quot;)" table:style-name="ce1">
            <text:p>this.cel[2][0] = 0;</text:p>
          </table:table-cell>
          <table:table-cell office:value-type="string" office:string-value="this.cel[2][1] = 97;" table:formula="of:=CONCATENATE(&quot;this.cel[&quot;;[.$A5];&quot;][&quot;;[.C$2];&quot;] = &quot;;[.C5];&quot;;&quot;)" table:style-name="ce1">
            <text:p>this.cel[2][1] = 97;</text:p>
          </table:table-cell>
          <table:table-cell office:value-type="string" office:string-value="this.cel[2][2] = 0;" table:formula="of:=CONCATENATE(&quot;this.cel[&quot;;[.$A5];&quot;][&quot;;[.D$2];&quot;] = &quot;;[.D5];&quot;;&quot;)" table:style-name="ce1">
            <text:p>this.cel[2][2] = 0;</text:p>
          </table:table-cell>
          <table:table-cell office:value-type="string" office:string-value="this.cel[2][3] = 0;" table:formula="of:=CONCATENATE(&quot;this.cel[&quot;;[.$A5];&quot;][&quot;;[.E$2];&quot;] = &quot;;[.E5];&quot;;&quot;)" table:style-name="ce1">
            <text:p>this.cel[2][3] = 0;</text:p>
          </table:table-cell>
          <table:table-cell office:value-type="string" office:string-value="this.cel[2][4] = 96;" table:formula="of:=CONCATENATE(&quot;this.cel[&quot;;[.$A5];&quot;][&quot;;[.F$2];&quot;] = &quot;;[.F5];&quot;;&quot;)" table:style-name="ce1">
            <text:p>this.cel[2][4] = 96;</text:p>
          </table:table-cell>
          <table:table-cell office:value-type="string" office:string-value="this.cel[2][5] = 0;" table:formula="of:=CONCATENATE(&quot;this.cel[&quot;;[.$A5];&quot;][&quot;;[.G$2];&quot;] = &quot;;[.G5];&quot;;&quot;)" table:style-name="ce1">
            <text:p>this.cel[2][5] = 0;</text:p>
          </table:table-cell>
          <table:table-cell office:value-type="string" office:string-value="this.cel[2][6] = 92;" table:formula="of:=CONCATENATE(&quot;this.cel[&quot;;[.$A5];&quot;][&quot;;[.H$2];&quot;] = &quot;;[.H5];&quot;;&quot;)" table:style-name="ce1">
            <text:p>this.cel[2][6] = 92;</text:p>
          </table:table-cell>
          <table:table-cell office:value-type="string" office:string-value="this.cel[2][7] = 0;" table:formula="of:=CONCATENATE(&quot;this.cel[&quot;;[.$A5];&quot;][&quot;;[.I$2];&quot;] = &quot;;[.I5];&quot;;&quot;)" table:style-name="ce1">
            <text:p>this.cel[2][7] = 0;</text:p>
          </table:table-cell>
          <table:table-cell office:value-type="string" office:string-value="this.cel[2][8] = 90;" table:formula="of:=CONCATENATE(&quot;this.cel[&quot;;[.$A5];&quot;][&quot;;[.J$2];&quot;] = &quot;;[.J5];&quot;;&quot;)" table:style-name="ce1">
            <text:p>this.cel[2][8] = 90;</text:p>
          </table:table-cell>
          <table:table-cell office:value-type="string" office:string-value="this.cel[2][9] = 0;" table:formula="of:=CONCATENATE(&quot;this.cel[&quot;;[.$A5];&quot;][&quot;;[.K$2];&quot;] = &quot;;[.K5];&quot;;&quot;)" table:style-name="ce1">
            <text:p>this.cel[2][9] = 0;</text:p>
          </table:table-cell>
          <table:table-cell office:value-type="string" office:string-value="this.cel[2][10] = 0;" table:formula="of:=CONCATENATE(&quot;this.cel[&quot;;[.$A5];&quot;][&quot;;[.L$2];&quot;] = &quot;;[.L5];&quot;;&quot;)" table:style-name="ce1">
            <text:p>this.cel[2][10] = 0;</text:p>
          </table:table-cell>
          <table:table-cell table:number-columns-repeated="1635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98" table:style-name="ce7">
            <text:p>98</text:p>
          </table:table-cell>
          <table:table-cell office:value-type="float" office:value="97" table:style-name="ce7">
            <text:p>97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91" table:style-name="ce7">
            <text:p>9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3][0] = 0;" table:formula="of:=CONCATENATE(&quot;this.cel[&quot;;[.$A6];&quot;][&quot;;[.B$2];&quot;] = &quot;;[.B6];&quot;;&quot;)" table:style-name="ce1">
            <text:p>this.cel[3][0] = 0;</text:p>
          </table:table-cell>
          <table:table-cell office:value-type="string" office:string-value="this.cel[3][1] = 98;" table:formula="of:=CONCATENATE(&quot;this.cel[&quot;;[.$A6];&quot;][&quot;;[.C$2];&quot;] = &quot;;[.C6];&quot;;&quot;)" table:style-name="ce1">
            <text:p>this.cel[3][1] = 98;</text:p>
          </table:table-cell>
          <table:table-cell office:value-type="string" office:string-value="this.cel[3][2] = 99;" table:formula="of:=CONCATENATE(&quot;this.cel[&quot;;[.$A6];&quot;][&quot;;[.D$2];&quot;] = &quot;;[.D6];&quot;;&quot;)" table:style-name="ce1">
            <text:p>this.cel[3][2] = 99;</text:p>
          </table:table-cell>
          <table:table-cell office:value-type="string" office:string-value="this.cel[3][3] = 98;" table:formula="of:=CONCATENATE(&quot;this.cel[&quot;;[.$A6];&quot;][&quot;;[.E$2];&quot;] = &quot;;[.E6];&quot;;&quot;)" table:style-name="ce1">
            <text:p>this.cel[3][3] = 98;</text:p>
          </table:table-cell>
          <table:table-cell office:value-type="string" office:string-value="this.cel[3][4] = 97;" table:formula="of:=CONCATENATE(&quot;this.cel[&quot;;[.$A6];&quot;][&quot;;[.F$2];&quot;] = &quot;;[.F6];&quot;;&quot;)" table:style-name="ce1">
            <text:p>this.cel[3][4] = 97;</text:p>
          </table:table-cell>
          <table:table-cell office:value-type="string" office:string-value="this.cel[3][5] = 0;" table:formula="of:=CONCATENATE(&quot;this.cel[&quot;;[.$A6];&quot;][&quot;;[.G$2];&quot;] = &quot;;[.G6];&quot;;&quot;)" table:style-name="ce1">
            <text:p>this.cel[3][5] = 0;</text:p>
          </table:table-cell>
          <table:table-cell office:value-type="string" office:string-value="this.cel[3][6] = 93;" table:formula="of:=CONCATENATE(&quot;this.cel[&quot;;[.$A6];&quot;][&quot;;[.H$2];&quot;] = &quot;;[.H6];&quot;;&quot;)" table:style-name="ce1">
            <text:p>this.cel[3][6] = 93;</text:p>
          </table:table-cell>
          <table:table-cell office:value-type="string" office:string-value="this.cel[3][7] = 0;" table:formula="of:=CONCATENATE(&quot;this.cel[&quot;;[.$A6];&quot;][&quot;;[.I$2];&quot;] = &quot;;[.I6];&quot;;&quot;)" table:style-name="ce1">
            <text:p>this.cel[3][7] = 0;</text:p>
          </table:table-cell>
          <table:table-cell office:value-type="string" office:string-value="this.cel[3][8] = 91;" table:formula="of:=CONCATENATE(&quot;this.cel[&quot;;[.$A6];&quot;][&quot;;[.J$2];&quot;] = &quot;;[.J6];&quot;;&quot;)" table:style-name="ce1">
            <text:p>this.cel[3][8] = 91;</text:p>
          </table:table-cell>
          <table:table-cell office:value-type="string" office:string-value="this.cel[3][9] = 0;" table:formula="of:=CONCATENATE(&quot;this.cel[&quot;;[.$A6];&quot;][&quot;;[.K$2];&quot;] = &quot;;[.K6];&quot;;&quot;)" table:style-name="ce1">
            <text:p>this.cel[3][9] = 0;</text:p>
          </table:table-cell>
          <table:table-cell office:value-type="string" office:string-value="this.cel[3][10] = 0;" table:formula="of:=CONCATENATE(&quot;this.cel[&quot;;[.$A6];&quot;][&quot;;[.L$2];&quot;] = &quot;;[.L6];&quot;;&quot;)" table:style-name="ce1">
            <text:p>this.cel[3][10] = 0;</text:p>
          </table:table-cell>
          <table:table-cell table:number-columns-repeated="1635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6">
            <text:p>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6" table:style-name="ce7">
            <text:p>96</text:p>
          </table:table-cell>
          <table:table-cell office:value-type="float" office:value="95" table:style-name="ce7">
            <text:p>95</text:p>
          </table:table-cell>
          <table:table-cell office:value-type="float" office:value="94" table:style-name="ce7">
            <text:p>94</text:p>
          </table:table-cell>
          <table:table-cell office:value-type="float" office:value="93" table:style-name="ce7">
            <text:p>93</text:p>
          </table:table-cell>
          <table:table-cell office:value-type="float" office:value="92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4][0] = 0;" table:formula="of:=CONCATENATE(&quot;this.cel[&quot;;[.$A7];&quot;][&quot;;[.B$2];&quot;] = &quot;;[.B7];&quot;;&quot;)" table:style-name="ce1">
            <text:p>this.cel[4][0] = 0;</text:p>
          </table:table-cell>
          <table:table-cell office:value-type="string" office:string-value="this.cel[4][1] = 97;" table:formula="of:=CONCATENATE(&quot;this.cel[&quot;;[.$A7];&quot;][&quot;;[.C$2];&quot;] = &quot;;[.C7];&quot;;&quot;)" table:style-name="ce1">
            <text:p>this.cel[4][1] = 97;</text:p>
          </table:table-cell>
          <table:table-cell office:value-type="string" office:string-value="this.cel[4][2] = 0;" table:formula="of:=CONCATENATE(&quot;this.cel[&quot;;[.$A7];&quot;][&quot;;[.D$2];&quot;] = &quot;;[.D7];&quot;;&quot;)" table:style-name="ce1">
            <text:p>this.cel[4][2] = 0;</text:p>
          </table:table-cell>
          <table:table-cell office:value-type="string" office:string-value="this.cel[4][3] = 0;" table:formula="of:=CONCATENATE(&quot;this.cel[&quot;;[.$A7];&quot;][&quot;;[.E$2];&quot;] = &quot;;[.E7];&quot;;&quot;)" table:style-name="ce1">
            <text:p>this.cel[4][3] = 0;</text:p>
          </table:table-cell>
          <table:table-cell office:value-type="string" office:string-value="this.cel[4][4] = 96;" table:formula="of:=CONCATENATE(&quot;this.cel[&quot;;[.$A7];&quot;][&quot;;[.F$2];&quot;] = &quot;;[.F7];&quot;;&quot;)" table:style-name="ce1">
            <text:p>this.cel[4][4] = 96;</text:p>
          </table:table-cell>
          <table:table-cell office:value-type="string" office:string-value="this.cel[4][5] = 95;" table:formula="of:=CONCATENATE(&quot;this.cel[&quot;;[.$A7];&quot;][&quot;;[.G$2];&quot;] = &quot;;[.G7];&quot;;&quot;)" table:style-name="ce1">
            <text:p>this.cel[4][5] = 95;</text:p>
          </table:table-cell>
          <table:table-cell office:value-type="string" office:string-value="this.cel[4][6] = 94;" table:formula="of:=CONCATENATE(&quot;this.cel[&quot;;[.$A7];&quot;][&quot;;[.H$2];&quot;] = &quot;;[.H7];&quot;;&quot;)" table:style-name="ce1">
            <text:p>this.cel[4][6] = 94;</text:p>
          </table:table-cell>
          <table:table-cell office:value-type="string" office:string-value="this.cel[4][7] = 93;" table:formula="of:=CONCATENATE(&quot;this.cel[&quot;;[.$A7];&quot;][&quot;;[.I$2];&quot;] = &quot;;[.I7];&quot;;&quot;)" table:style-name="ce1">
            <text:p>this.cel[4][7] = 93;</text:p>
          </table:table-cell>
          <table:table-cell office:value-type="string" office:string-value="this.cel[4][8] = 92;" table:formula="of:=CONCATENATE(&quot;this.cel[&quot;;[.$A7];&quot;][&quot;;[.J$2];&quot;] = &quot;;[.J7];&quot;;&quot;)" table:style-name="ce1">
            <text:p>this.cel[4][8] = 92;</text:p>
          </table:table-cell>
          <table:table-cell office:value-type="string" office:string-value="this.cel[4][9] = 0;" table:formula="of:=CONCATENATE(&quot;this.cel[&quot;;[.$A7];&quot;][&quot;;[.K$2];&quot;] = &quot;;[.K7];&quot;;&quot;)" table:style-name="ce1">
            <text:p>this.cel[4][9] = 0;</text:p>
          </table:table-cell>
          <table:table-cell office:value-type="string" office:string-value="this.cel[4][10] = 0;" table:formula="of:=CONCATENATE(&quot;this.cel[&quot;;[.$A7];&quot;][&quot;;[.L$2];&quot;] = &quot;;[.L7];&quot;;&quot;)" table:style-name="ce1">
            <text:p>this.cel[4][10] = 0;</text:p>
          </table:table-cell>
          <table:table-cell table:number-columns-repeated="1635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6">
            <text:p>96</text:p>
          </table:table-cell>
          <table:table-cell office:value-type="float" office:value="95" table:style-name="ce7">
            <text:p>95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4" table:style-name="ce7">
            <text:p>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1" table:style-name="ce7">
            <text:p>9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5][0] = 0;" table:formula="of:=CONCATENATE(&quot;this.cel[&quot;;[.$A8];&quot;][&quot;;[.B$2];&quot;] = &quot;;[.B8];&quot;;&quot;)" table:style-name="ce1">
            <text:p>this.cel[5][0] = 0;</text:p>
          </table:table-cell>
          <table:table-cell office:value-type="string" office:string-value="this.cel[5][1] = 96;" table:formula="of:=CONCATENATE(&quot;this.cel[&quot;;[.$A8];&quot;][&quot;;[.C$2];&quot;] = &quot;;[.C8];&quot;;&quot;)" table:style-name="ce1">
            <text:p>this.cel[5][1] = 96;</text:p>
          </table:table-cell>
          <table:table-cell office:value-type="string" office:string-value="this.cel[5][2] = 95;" table:formula="of:=CONCATENATE(&quot;this.cel[&quot;;[.$A8];&quot;][&quot;;[.D$2];&quot;] = &quot;;[.D8];&quot;;&quot;)" table:style-name="ce1">
            <text:p>this.cel[5][2] = 95;</text:p>
          </table:table-cell>
          <table:table-cell office:value-type="string" office:string-value="this.cel[5][3] = 94;" table:formula="of:=CONCATENATE(&quot;this.cel[&quot;;[.$A8];&quot;][&quot;;[.E$2];&quot;] = &quot;;[.E8];&quot;;&quot;)" table:style-name="ce1">
            <text:p>this.cel[5][3] = 94;</text:p>
          </table:table-cell>
          <table:table-cell office:value-type="string" office:string-value="this.cel[5][4] = 95;" table:formula="of:=CONCATENATE(&quot;this.cel[&quot;;[.$A8];&quot;][&quot;;[.F$2];&quot;] = &quot;;[.F8];&quot;;&quot;)" table:style-name="ce1">
            <text:p>this.cel[5][4] = 95;</text:p>
          </table:table-cell>
          <table:table-cell office:value-type="string" office:string-value="this.cel[5][5] = 94;" table:formula="of:=CONCATENATE(&quot;this.cel[&quot;;[.$A8];&quot;][&quot;;[.G$2];&quot;] = &quot;;[.G8];&quot;;&quot;)" table:style-name="ce1">
            <text:p>this.cel[5][5] = 94;</text:p>
          </table:table-cell>
          <table:table-cell office:value-type="string" office:string-value="this.cel[5][6] = 0;" table:formula="of:=CONCATENATE(&quot;this.cel[&quot;;[.$A8];&quot;][&quot;;[.H$2];&quot;] = &quot;;[.H8];&quot;;&quot;)" table:style-name="ce1">
            <text:p>this.cel[5][6] = 0;</text:p>
          </table:table-cell>
          <table:table-cell office:value-type="string" office:string-value="this.cel[5][7] = 0;" table:formula="of:=CONCATENATE(&quot;this.cel[&quot;;[.$A8];&quot;][&quot;;[.I$2];&quot;] = &quot;;[.I8];&quot;;&quot;)" table:style-name="ce1">
            <text:p>this.cel[5][7] = 0;</text:p>
          </table:table-cell>
          <table:table-cell office:value-type="string" office:string-value="this.cel[5][8] = 91;" table:formula="of:=CONCATENATE(&quot;this.cel[&quot;;[.$A8];&quot;][&quot;;[.J$2];&quot;] = &quot;;[.J8];&quot;;&quot;)" table:style-name="ce1">
            <text:p>this.cel[5][8] = 91;</text:p>
          </table:table-cell>
          <table:table-cell office:value-type="string" office:string-value="this.cel[5][9] = 0;" table:formula="of:=CONCATENATE(&quot;this.cel[&quot;;[.$A8];&quot;][&quot;;[.K$2];&quot;] = &quot;;[.K8];&quot;;&quot;)" table:style-name="ce1">
            <text:p>this.cel[5][9] = 0;</text:p>
          </table:table-cell>
          <table:table-cell office:value-type="string" office:string-value="this.cel[5][10] = 0;" table:formula="of:=CONCATENATE(&quot;this.cel[&quot;;[.$A8];&quot;][&quot;;[.L$2];&quot;] = &quot;;[.L8];&quot;;&quot;)" table:style-name="ce1">
            <text:p>this.cel[5][10] = 0;</text:p>
          </table:table-cell>
          <table:table-cell table:number-columns-repeated="1635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89" table:style-name="ce7">
            <text:p>89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6][0] = 0;" table:formula="of:=CONCATENATE(&quot;this.cel[&quot;;[.$A9];&quot;][&quot;;[.B$2];&quot;] = &quot;;[.B9];&quot;;&quot;)" table:style-name="ce1">
            <text:p>this.cel[6][0] = 0;</text:p>
          </table:table-cell>
          <table:table-cell office:value-type="string" office:string-value="this.cel[6][1] = 95;" table:formula="of:=CONCATENATE(&quot;this.cel[&quot;;[.$A9];&quot;][&quot;;[.C$2];&quot;] = &quot;;[.C9];&quot;;&quot;)" table:style-name="ce1">
            <text:p>this.cel[6][1] = 95;</text:p>
          </table:table-cell>
          <table:table-cell office:value-type="string" office:string-value="this.cel[6][2] = 0;" table:formula="of:=CONCATENATE(&quot;this.cel[&quot;;[.$A9];&quot;][&quot;;[.D$2];&quot;] = &quot;;[.D9];&quot;;&quot;)" table:style-name="ce1">
            <text:p>this.cel[6][2] = 0;</text:p>
          </table:table-cell>
          <table:table-cell office:value-type="string" office:string-value="this.cel[6][3] = 93;" table:formula="of:=CONCATENATE(&quot;this.cel[&quot;;[.$A9];&quot;][&quot;;[.E$2];&quot;] = &quot;;[.E9];&quot;;&quot;)" table:style-name="ce1">
            <text:p>this.cel[6][3] = 93;</text:p>
          </table:table-cell>
          <table:table-cell office:value-type="string" office:string-value="this.cel[6][4] = 0;" table:formula="of:=CONCATENATE(&quot;this.cel[&quot;;[.$A9];&quot;][&quot;;[.F$2];&quot;] = &quot;;[.F9];&quot;;&quot;)" table:style-name="ce1">
            <text:p>this.cel[6][4] = 0;</text:p>
          </table:table-cell>
          <table:table-cell office:value-type="string" office:string-value="this.cel[6][5] = 93;" table:formula="of:=CONCATENATE(&quot;this.cel[&quot;;[.$A9];&quot;][&quot;;[.G$2];&quot;] = &quot;;[.G9];&quot;;&quot;)" table:style-name="ce1">
            <text:p>this.cel[6][5] = 93;</text:p>
          </table:table-cell>
          <table:table-cell office:value-type="string" office:string-value="this.cel[6][6] = 0;" table:formula="of:=CONCATENATE(&quot;this.cel[&quot;;[.$A9];&quot;][&quot;;[.H$2];&quot;] = &quot;;[.H9];&quot;;&quot;)" table:style-name="ce1">
            <text:p>this.cel[6][6] = 0;</text:p>
          </table:table-cell>
          <table:table-cell office:value-type="string" office:string-value="this.cel[6][7] = 89;" table:formula="of:=CONCATENATE(&quot;this.cel[&quot;;[.$A9];&quot;][&quot;;[.I$2];&quot;] = &quot;;[.I9];&quot;;&quot;)" table:style-name="ce1">
            <text:p>this.cel[6][7] = 89;</text:p>
          </table:table-cell>
          <table:table-cell office:value-type="string" office:string-value="this.cel[6][8] = 90;" table:formula="of:=CONCATENATE(&quot;this.cel[&quot;;[.$A9];&quot;][&quot;;[.J$2];&quot;] = &quot;;[.J9];&quot;;&quot;)" table:style-name="ce1">
            <text:p>this.cel[6][8] = 90;</text:p>
          </table:table-cell>
          <table:table-cell office:value-type="string" office:string-value="this.cel[6][9] = 89;" table:formula="of:=CONCATENATE(&quot;this.cel[&quot;;[.$A9];&quot;][&quot;;[.K$2];&quot;] = &quot;;[.K9];&quot;;&quot;)" table:style-name="ce1">
            <text:p>this.cel[6][9] = 89;</text:p>
          </table:table-cell>
          <table:table-cell office:value-type="string" office:string-value="this.cel[6][10] = 0;" table:formula="of:=CONCATENATE(&quot;this.cel[&quot;;[.$A9];&quot;][&quot;;[.L$2];&quot;] = &quot;;[.L9];&quot;;&quot;)" table:style-name="ce1">
            <text:p>this.cel[6][10] = 0;</text:p>
          </table:table-cell>
          <table:table-cell table:number-columns-repeated="1635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6">
            <text:p>94</text:p>
          </table:table-cell>
          <table:table-cell office:value-type="float" office:value="0" table:style-name="ce7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0" table:style-name="ce7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7][0] = 0;" table:formula="of:=CONCATENATE(&quot;this.cel[&quot;;[.$A10];&quot;][&quot;;[.B$2];&quot;] = &quot;;[.B10];&quot;;&quot;)" table:style-name="ce1">
            <text:p>this.cel[7][0] = 0;</text:p>
          </table:table-cell>
          <table:table-cell office:value-type="string" office:string-value="this.cel[7][1] = 94;" table:formula="of:=CONCATENATE(&quot;this.cel[&quot;;[.$A10];&quot;][&quot;;[.C$2];&quot;] = &quot;;[.C10];&quot;;&quot;)" table:style-name="ce1">
            <text:p>this.cel[7][1] = 94;</text:p>
          </table:table-cell>
          <table:table-cell office:value-type="string" office:string-value="this.cel[7][2] = 0;" table:formula="of:=CONCATENATE(&quot;this.cel[&quot;;[.$A10];&quot;][&quot;;[.D$2];&quot;] = &quot;;[.D10];&quot;;&quot;)" table:style-name="ce1">
            <text:p>this.cel[7][2] = 0;</text:p>
          </table:table-cell>
          <table:table-cell office:value-type="string" office:string-value="this.cel[7][3] = 92;" table:formula="of:=CONCATENATE(&quot;this.cel[&quot;;[.$A10];&quot;][&quot;;[.E$2];&quot;] = &quot;;[.E10];&quot;;&quot;)" table:style-name="ce1">
            <text:p>this.cel[7][3] = 92;</text:p>
          </table:table-cell>
          <table:table-cell office:value-type="string" office:string-value="this.cel[7][4] = 0;" table:formula="of:=CONCATENATE(&quot;this.cel[&quot;;[.$A10];&quot;][&quot;;[.F$2];&quot;] = &quot;;[.F10];&quot;;&quot;)" table:style-name="ce1">
            <text:p>this.cel[7][4] = 0;</text:p>
          </table:table-cell>
          <table:table-cell office:value-type="string" office:string-value="this.cel[7][5] = 0;" table:formula="of:=CONCATENATE(&quot;this.cel[&quot;;[.$A10];&quot;][&quot;;[.G$2];&quot;] = &quot;;[.G10];&quot;;&quot;)" table:style-name="ce1">
            <text:p>this.cel[7][5] = 0;</text:p>
          </table:table-cell>
          <table:table-cell office:value-type="string" office:string-value="this.cel[7][6] = 0;" table:formula="of:=CONCATENATE(&quot;this.cel[&quot;;[.$A10];&quot;][&quot;;[.H$2];&quot;] = &quot;;[.H10];&quot;;&quot;)" table:style-name="ce1">
            <text:p>this.cel[7][6] = 0;</text:p>
          </table:table-cell>
          <table:table-cell office:value-type="string" office:string-value="this.cel[7][7] = 88;" table:formula="of:=CONCATENATE(&quot;this.cel[&quot;;[.$A10];&quot;][&quot;;[.I$2];&quot;] = &quot;;[.I10];&quot;;&quot;)" table:style-name="ce1">
            <text:p>this.cel[7][7] = 88;</text:p>
          </table:table-cell>
          <table:table-cell office:value-type="string" office:string-value="this.cel[7][8] = 0;" table:formula="of:=CONCATENATE(&quot;this.cel[&quot;;[.$A10];&quot;][&quot;;[.J$2];&quot;] = &quot;;[.J10];&quot;;&quot;)" table:style-name="ce1">
            <text:p>this.cel[7][8] = 0;</text:p>
          </table:table-cell>
          <table:table-cell office:value-type="string" office:string-value="this.cel[7][9] = 88;" table:formula="of:=CONCATENATE(&quot;this.cel[&quot;;[.$A10];&quot;][&quot;;[.K$2];&quot;] = &quot;;[.K10];&quot;;&quot;)" table:style-name="ce1">
            <text:p>this.cel[7][9] = 88;</text:p>
          </table:table-cell>
          <table:table-cell office:value-type="string" office:string-value="this.cel[7][10] = 0;" table:formula="of:=CONCATENATE(&quot;this.cel[&quot;;[.$A10];&quot;][&quot;;[.L$2];&quot;] = &quot;;[.L10];&quot;;&quot;)" table:style-name="ce1">
            <text:p>this.cel[7][10] = 0;</text:p>
          </table:table-cell>
          <table:table-cell table:number-columns-repeated="1635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92" table:style-name="ce7">
            <text:p>92</text:p>
          </table:table-cell>
          <table:table-cell office:value-type="float" office:value="91" table:style-name="ce7">
            <text:p>91</text:p>
          </table:table-cell>
          <table:table-cell office:value-type="float" office:value="90" table:style-name="ce7">
            <text:p>90</text:p>
          </table:table-cell>
          <table:table-cell office:value-type="float" office:value="89" table:style-name="ce7">
            <text:p>89</text:p>
          </table:table-cell>
          <table:table-cell office:value-type="float" office:value="88" table:style-name="ce7">
            <text:p>88</text:p>
          </table:table-cell>
          <table:table-cell office:value-type="float" office:value="87" table:style-name="ce7">
            <text:p>87</text:p>
          </table:table-cell>
          <table:table-cell office:value-type="float" office:value="0" table:style-name="ce7">
            <text:p>0</text:p>
          </table:table-cell>
          <table:table-cell office:value-type="float" office:value="87" table:style-name="ce7">
            <text:p>87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number-columns-repeated="5" table:style-name="ce1"/>
          <table:table-cell office:value-type="string" office:string-value="this.cel[8][0] = 0;" table:formula="of:=CONCATENATE(&quot;this.cel[&quot;;[.$A11];&quot;][&quot;;[.B$2];&quot;] = &quot;;[.B11];&quot;;&quot;)" table:style-name="ce1">
            <text:p>this.cel[8][0] = 0;</text:p>
          </table:table-cell>
          <table:table-cell office:value-type="string" office:string-value="this.cel[8][1] = 93;" table:formula="of:=CONCATENATE(&quot;this.cel[&quot;;[.$A11];&quot;][&quot;;[.C$2];&quot;] = &quot;;[.C11];&quot;;&quot;)" table:style-name="ce1">
            <text:p>this.cel[8][1] = 93;</text:p>
          </table:table-cell>
          <table:table-cell office:value-type="string" office:string-value="this.cel[8][2] = 92;" table:formula="of:=CONCATENATE(&quot;this.cel[&quot;;[.$A11];&quot;][&quot;;[.D$2];&quot;] = &quot;;[.D11];&quot;;&quot;)" table:style-name="ce1">
            <text:p>this.cel[8][2] = 92;</text:p>
          </table:table-cell>
          <table:table-cell office:value-type="string" office:string-value="this.cel[8][3] = 91;" table:formula="of:=CONCATENATE(&quot;this.cel[&quot;;[.$A11];&quot;][&quot;;[.E$2];&quot;] = &quot;;[.E11];&quot;;&quot;)" table:style-name="ce1">
            <text:p>this.cel[8][3] = 91;</text:p>
          </table:table-cell>
          <table:table-cell office:value-type="string" office:string-value="this.cel[8][4] = 90;" table:formula="of:=CONCATENATE(&quot;this.cel[&quot;;[.$A11];&quot;][&quot;;[.F$2];&quot;] = &quot;;[.F11];&quot;;&quot;)" table:style-name="ce1">
            <text:p>this.cel[8][4] = 90;</text:p>
          </table:table-cell>
          <table:table-cell office:value-type="string" office:string-value="this.cel[8][5] = 89;" table:formula="of:=CONCATENATE(&quot;this.cel[&quot;;[.$A11];&quot;][&quot;;[.G$2];&quot;] = &quot;;[.G11];&quot;;&quot;)" table:style-name="ce1">
            <text:p>this.cel[8][5] = 89;</text:p>
          </table:table-cell>
          <table:table-cell office:value-type="string" office:string-value="this.cel[8][6] = 88;" table:formula="of:=CONCATENATE(&quot;this.cel[&quot;;[.$A11];&quot;][&quot;;[.H$2];&quot;] = &quot;;[.H11];&quot;;&quot;)" table:style-name="ce1">
            <text:p>this.cel[8][6] = 88;</text:p>
          </table:table-cell>
          <table:table-cell office:value-type="string" office:string-value="this.cel[8][7] = 87;" table:formula="of:=CONCATENATE(&quot;this.cel[&quot;;[.$A11];&quot;][&quot;;[.I$2];&quot;] = &quot;;[.I11];&quot;;&quot;)" table:style-name="ce1">
            <text:p>this.cel[8][7] = 87;</text:p>
          </table:table-cell>
          <table:table-cell office:value-type="string" office:string-value="this.cel[8][8] = 0;" table:formula="of:=CONCATENATE(&quot;this.cel[&quot;;[.$A11];&quot;][&quot;;[.J$2];&quot;] = &quot;;[.J11];&quot;;&quot;)" table:style-name="ce1">
            <text:p>this.cel[8][8] = 0;</text:p>
          </table:table-cell>
          <table:table-cell office:value-type="string" office:string-value="this.cel[8][9] = 87;" table:formula="of:=CONCATENATE(&quot;this.cel[&quot;;[.$A11];&quot;][&quot;;[.K$2];&quot;] = &quot;;[.K11];&quot;;&quot;)" table:style-name="ce1">
            <text:p>this.cel[8][9] = 87;</text:p>
          </table:table-cell>
          <table:table-cell office:value-type="string" office:string-value="this.cel[8][10] = 0;" table:formula="of:=CONCATENATE(&quot;this.cel[&quot;;[.$A11];&quot;][&quot;;[.L$2];&quot;] = &quot;;[.L11];&quot;;&quot;)" table:style-name="ce1">
            <text:p>this.cel[8][10] = 0;</text:p>
          </table:table-cell>
          <table:table-cell table:number-columns-repeated="1635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0" table:style-name="ce7">
            <text:p>0</text:p>
          </table:table-cell>
          <table:table-cell office:value-type="float" office:value="87" table:style-name="ce7">
            <text:p>87</text:p>
          </table:table-cell>
          <table:table-cell office:value-type="float" office:value="86" table:style-name="ce7">
            <text:p>86</text:p>
          </table:table-cell>
          <table:table-cell office:value-type="float" office:value="0" table:style-name="ce7">
            <text:p>0</text:p>
          </table:table-cell>
          <table:table-cell office:value-type="float" office:value="86" table:style-name="ce7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6" table:style-name="ce1"/>
          <table:table-cell office:value-type="string" office:string-value="this.cel[9][0] = 0;" table:formula="of:=CONCATENATE(&quot;this.cel[&quot;;[.$A12];&quot;][&quot;;[.B$2];&quot;] = &quot;;[.B12];&quot;;&quot;)" table:style-name="ce1">
            <text:p>this.cel[9][0] = 0;</text:p>
          </table:table-cell>
          <table:table-cell office:value-type="string" office:string-value="this.cel[9][1] = 92;" table:formula="of:=CONCATENATE(&quot;this.cel[&quot;;[.$A12];&quot;][&quot;;[.C$2];&quot;] = &quot;;[.C12];&quot;;&quot;)" table:style-name="ce1">
            <text:p>this.cel[9][1] = 92;</text:p>
          </table:table-cell>
          <table:table-cell office:value-type="string" office:string-value="this.cel[9][2] = 0;" table:formula="of:=CONCATENATE(&quot;this.cel[&quot;;[.$A12];&quot;][&quot;;[.D$2];&quot;] = &quot;;[.D12];&quot;;&quot;)" table:style-name="ce1">
            <text:p>this.cel[9][2] = 0;</text:p>
          </table:table-cell>
          <table:table-cell office:value-type="string" office:string-value="this.cel[9][3] = 0;" table:formula="of:=CONCATENATE(&quot;this.cel[&quot;;[.$A12];&quot;][&quot;;[.E$2];&quot;] = &quot;;[.E12];&quot;;&quot;)" table:style-name="ce1">
            <text:p>this.cel[9][3] = 0;</text:p>
          </table:table-cell>
          <table:table-cell office:value-type="string" office:string-value="this.cel[9][4] = 89;" table:formula="of:=CONCATENATE(&quot;this.cel[&quot;;[.$A12];&quot;][&quot;;[.F$2];&quot;] = &quot;;[.F12];&quot;;&quot;)" table:style-name="ce1">
            <text:p>this.cel[9][4] = 89;</text:p>
          </table:table-cell>
          <table:table-cell office:value-type="string" office:string-value="this.cel[9][5] = 0;" table:formula="of:=CONCATENATE(&quot;this.cel[&quot;;[.$A12];&quot;][&quot;;[.G$2];&quot;] = &quot;;[.G12];&quot;;&quot;)" table:style-name="ce1">
            <text:p>this.cel[9][5] = 0;</text:p>
          </table:table-cell>
          <table:table-cell office:value-type="string" office:string-value="this.cel[9][6] = 87;" table:formula="of:=CONCATENATE(&quot;this.cel[&quot;;[.$A12];&quot;][&quot;;[.H$2];&quot;] = &quot;;[.H12];&quot;;&quot;)" table:style-name="ce1">
            <text:p>this.cel[9][6] = 87;</text:p>
          </table:table-cell>
          <table:table-cell office:value-type="string" office:string-value="this.cel[9][7] = 86;" table:formula="of:=CONCATENATE(&quot;this.cel[&quot;;[.$A12];&quot;][&quot;;[.I$2];&quot;] = &quot;;[.I12];&quot;;&quot;)" table:style-name="ce1">
            <text:p>this.cel[9][7] = 86;</text:p>
          </table:table-cell>
          <table:table-cell office:value-type="string" office:string-value="this.cel[9][8] = 0;" table:formula="of:=CONCATENATE(&quot;this.cel[&quot;;[.$A12];&quot;][&quot;;[.J$2];&quot;] = &quot;;[.J12];&quot;;&quot;)" table:style-name="ce1">
            <text:p>this.cel[9][8] = 0;</text:p>
          </table:table-cell>
          <table:table-cell office:value-type="string" office:string-value="this.cel[9][9] = 86;" table:formula="of:=CONCATENATE(&quot;this.cel[&quot;;[.$A12];&quot;][&quot;;[.K$2];&quot;] = &quot;;[.K12];&quot;;&quot;)" table:style-name="ce1">
            <text:p>this.cel[9][9] = 86;</text:p>
          </table:table-cell>
          <table:table-cell office:value-type="string" office:string-value="this.cel[9][10] = 0;" table:formula="of:=CONCATENATE(&quot;this.cel[&quot;;[.$A12];&quot;][&quot;;[.L$2];&quot;] = &quot;;[.L12];&quot;;&quot;)" table:style-name="ce1">
            <text:p>this.cel[9][10] = 0;</text:p>
          </table:table-cell>
          <table:table-cell table:number-columns-repeated="1635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7">
            <text:p>91</text:p>
          </table:table-cell>
          <table:table-cell office:value-type="float" office:value="90" table:style-name="ce7">
            <text:p>90</text:p>
          </table:table-cell>
          <table:table-cell office:value-type="float" office:value="89" table:style-name="ce7">
            <text:p>89</text:p>
          </table:table-cell>
          <table:table-cell office:value-type="float" office:value="0" table:style-name="ce7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0" table:style-name="ce7">
            <text:p>0</text:p>
          </table:table-cell>
          <table:table-cell office:value-type="float" office:value="85" table:style-name="ce7">
            <text:p>85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5">
            <text:p>0</text:p>
          </table:table-cell>
          <table:table-cell table:number-columns-repeated="6" table:style-name="ce1"/>
          <table:table-cell office:value-type="string" office:string-value="this.cel[10][0] = 0;" table:formula="of:=CONCATENATE(&quot;this.cel[&quot;;[.$A13];&quot;][&quot;;[.B$2];&quot;] = &quot;;[.B13];&quot;;&quot;)" table:style-name="ce1">
            <text:p>this.cel[10][0] = 0;</text:p>
          </table:table-cell>
          <table:table-cell office:value-type="string" office:string-value="this.cel[10][1] = 91;" table:formula="of:=CONCATENATE(&quot;this.cel[&quot;;[.$A13];&quot;][&quot;;[.C$2];&quot;] = &quot;;[.C13];&quot;;&quot;)" table:style-name="ce1">
            <text:p>this.cel[10][1] = 91;</text:p>
          </table:table-cell>
          <table:table-cell office:value-type="string" office:string-value="this.cel[10][2] = 90;" table:formula="of:=CONCATENATE(&quot;this.cel[&quot;;[.$A13];&quot;][&quot;;[.D$2];&quot;] = &quot;;[.D13];&quot;;&quot;)" table:style-name="ce1">
            <text:p>this.cel[10][2] = 90;</text:p>
          </table:table-cell>
          <table:table-cell office:value-type="string" office:string-value="this.cel[10][3] = 89;" table:formula="of:=CONCATENATE(&quot;this.cel[&quot;;[.$A13];&quot;][&quot;;[.E$2];&quot;] = &quot;;[.E13];&quot;;&quot;)" table:style-name="ce1">
            <text:p>this.cel[10][3] = 89;</text:p>
          </table:table-cell>
          <table:table-cell office:value-type="string" office:string-value="this.cel[10][4] = 0;" table:formula="of:=CONCATENATE(&quot;this.cel[&quot;;[.$A13];&quot;][&quot;;[.F$2];&quot;] = &quot;;[.F13];&quot;;&quot;)" table:style-name="ce1">
            <text:p>this.cel[10][4] = 0;</text:p>
          </table:table-cell>
          <table:table-cell office:value-type="string" office:string-value="this.cel[10][5] = 83;" table:formula="of:=CONCATENATE(&quot;this.cel[&quot;;[.$A13];&quot;][&quot;;[.G$2];&quot;] = &quot;;[.G13];&quot;;&quot;)" table:style-name="ce1">
            <text:p>this.cel[10][5] = 83;</text:p>
          </table:table-cell>
          <table:table-cell office:value-type="string" office:string-value="this.cel[10][6] = 0;" table:formula="of:=CONCATENATE(&quot;this.cel[&quot;;[.$A13];&quot;][&quot;;[.H$2];&quot;] = &quot;;[.H13];&quot;;&quot;)" table:style-name="ce1">
            <text:p>this.cel[10][6] = 0;</text:p>
          </table:table-cell>
          <table:table-cell office:value-type="string" office:string-value="this.cel[10][7] = 85;" table:formula="of:=CONCATENATE(&quot;this.cel[&quot;;[.$A13];&quot;][&quot;;[.I$2];&quot;] = &quot;;[.I13];&quot;;&quot;)" table:style-name="ce1">
            <text:p>this.cel[10][7] = 85;</text:p>
          </table:table-cell>
          <table:table-cell office:value-type="string" office:string-value="this.cel[10][8] = 84;" table:formula="of:=CONCATENATE(&quot;this.cel[&quot;;[.$A13];&quot;][&quot;;[.J$2];&quot;] = &quot;;[.J13];&quot;;&quot;)" table:style-name="ce1">
            <text:p>this.cel[10][8] = 84;</text:p>
          </table:table-cell>
          <table:table-cell office:value-type="string" office:string-value="this.cel[10][9] = 85;" table:formula="of:=CONCATENATE(&quot;this.cel[&quot;;[.$A13];&quot;][&quot;;[.K$2];&quot;] = &quot;;[.K13];&quot;;&quot;)" table:style-name="ce1">
            <text:p>this.cel[10][9] = 85;</text:p>
          </table:table-cell>
          <table:table-cell office:value-type="string" office:string-value="this.cel[10][10] = 0;" table:formula="of:=CONCATENATE(&quot;this.cel[&quot;;[.$A13];&quot;][&quot;;[.L$2];&quot;] = &quot;;[.L13];&quot;;&quot;)" table:style-name="ce1">
            <text:p>this.cel[10][10] = 0;</text:p>
          </table:table-cell>
          <table:table-cell table:number-columns-repeated="1635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0" table:style-name="ce7">
            <text:p>0</text:p>
          </table:table-cell>
          <table:table-cell office:value-type="float" office:value="84" table:style-name="ce7">
            <text:p>8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table:number-columns-repeated="6" table:style-name="ce1"/>
          <table:table-cell office:value-type="string" office:string-value="this.cel[11][0] = 0;" table:formula="of:=CONCATENATE(&quot;this.cel[&quot;;[.$A14];&quot;][&quot;;[.B$2];&quot;] = &quot;;[.B14];&quot;;&quot;)" table:style-name="ce1">
            <text:p>this.cel[11][0] = 0;</text:p>
          </table:table-cell>
          <table:table-cell office:value-type="string" office:string-value="this.cel[11][1] = 0;" table:formula="of:=CONCATENATE(&quot;this.cel[&quot;;[.$A14];&quot;][&quot;;[.C$2];&quot;] = &quot;;[.C14];&quot;;&quot;)" table:style-name="ce1">
            <text:p>this.cel[11][1] = 0;</text:p>
          </table:table-cell>
          <table:table-cell office:value-type="string" office:string-value="this.cel[11][2] = 0;" table:formula="of:=CONCATENATE(&quot;this.cel[&quot;;[.$A14];&quot;][&quot;;[.D$2];&quot;] = &quot;;[.D14];&quot;;&quot;)" table:style-name="ce1">
            <text:p>this.cel[11][2] = 0;</text:p>
          </table:table-cell>
          <table:table-cell office:value-type="string" office:string-value="this.cel[11][3] = 88;" table:formula="of:=CONCATENATE(&quot;this.cel[&quot;;[.$A14];&quot;][&quot;;[.E$2];&quot;] = &quot;;[.E14];&quot;;&quot;)" table:style-name="ce1">
            <text:p>this.cel[11][3] = 88;</text:p>
          </table:table-cell>
          <table:table-cell office:value-type="string" office:string-value="this.cel[11][4] = 0;" table:formula="of:=CONCATENATE(&quot;this.cel[&quot;;[.$A14];&quot;][&quot;;[.F$2];&quot;] = &quot;;[.F14];&quot;;&quot;)" table:style-name="ce1">
            <text:p>this.cel[11][4] = 0;</text:p>
          </table:table-cell>
          <table:table-cell office:value-type="string" office:string-value="this.cel[11][5] = 84;" table:formula="of:=CONCATENATE(&quot;this.cel[&quot;;[.$A14];&quot;][&quot;;[.G$2];&quot;] = &quot;;[.G14];&quot;;&quot;)" table:style-name="ce1">
            <text:p>this.cel[11][5] = 84;</text:p>
          </table:table-cell>
          <table:table-cell office:value-type="string" office:string-value="this.cel[11][6] = 0;" table:formula="of:=CONCATENATE(&quot;this.cel[&quot;;[.$A14];&quot;][&quot;;[.H$2];&quot;] = &quot;;[.H14];&quot;;&quot;)" table:style-name="ce1">
            <text:p>this.cel[11][6] = 0;</text:p>
          </table:table-cell>
          <table:table-cell office:value-type="string" office:string-value="this.cel[11][7] = 0;" table:formula="of:=CONCATENATE(&quot;this.cel[&quot;;[.$A14];&quot;][&quot;;[.I$2];&quot;] = &quot;;[.I14];&quot;;&quot;)" table:style-name="ce1">
            <text:p>this.cel[11][7] = 0;</text:p>
          </table:table-cell>
          <table:table-cell office:value-type="string" office:string-value="this.cel[11][8] = 83;" table:formula="of:=CONCATENATE(&quot;this.cel[&quot;;[.$A14];&quot;][&quot;;[.J$2];&quot;] = &quot;;[.J14];&quot;;&quot;)" table:style-name="ce1">
            <text:p>this.cel[11][8] = 83;</text:p>
          </table:table-cell>
          <table:table-cell office:value-type="string" office:string-value="this.cel[11][9] = 0;" table:formula="of:=CONCATENATE(&quot;this.cel[&quot;;[.$A14];&quot;][&quot;;[.K$2];&quot;] = &quot;;[.K14];&quot;;&quot;)" table:style-name="ce1">
            <text:p>this.cel[11][9] = 0;</text:p>
          </table:table-cell>
          <table:table-cell office:value-type="string" office:string-value="this.cel[11][10] = 0;" table:formula="of:=CONCATENATE(&quot;this.cel[&quot;;[.$A14];&quot;][&quot;;[.L$2];&quot;] = &quot;;[.L14];&quot;;&quot;)" table:style-name="ce1">
            <text:p>this.cel[11][10] = 0;</text:p>
          </table:table-cell>
          <table:table-cell table:number-columns-repeated="1635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6" table:style-name="ce7">
            <text:p>86</text:p>
          </table:table-cell>
          <table:table-cell office:value-type="float" office:value="85" table:style-name="ce7">
            <text:p>85</text:p>
          </table:table-cell>
          <table:table-cell office:value-type="float" office:value="82" table:style-name="ce7">
            <text:p>82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5">
            <text:p>0</text:p>
          </table:table-cell>
          <table:table-cell table:number-columns-repeated="6" table:style-name="ce1"/>
          <table:table-cell office:value-type="string" office:string-value="this.cel[12][0] = 0;" table:formula="of:=CONCATENATE(&quot;this.cel[&quot;;[.$A15];&quot;][&quot;;[.B$2];&quot;] = &quot;;[.B15];&quot;;&quot;)" table:style-name="ce1">
            <text:p>this.cel[12][0] = 0;</text:p>
          </table:table-cell>
          <table:table-cell office:value-type="string" office:string-value="this.cel[12][1] = 85;" table:formula="of:=CONCATENATE(&quot;this.cel[&quot;;[.$A15];&quot;][&quot;;[.C$2];&quot;] = &quot;;[.C15];&quot;;&quot;)" table:style-name="ce1">
            <text:p>this.cel[12][1] = 85;</text:p>
          </table:table-cell>
          <table:table-cell office:value-type="string" office:string-value="this.cel[12][2] = 86;" table:formula="of:=CONCATENATE(&quot;this.cel[&quot;;[.$A15];&quot;][&quot;;[.D$2];&quot;] = &quot;;[.D15];&quot;;&quot;)" table:style-name="ce1">
            <text:p>this.cel[12][2] = 86;</text:p>
          </table:table-cell>
          <table:table-cell office:value-type="string" office:string-value="this.cel[12][3] = 87;" table:formula="of:=CONCATENATE(&quot;this.cel[&quot;;[.$A15];&quot;][&quot;;[.E$2];&quot;] = &quot;;[.E15];&quot;;&quot;)" table:style-name="ce1">
            <text:p>this.cel[12][3] = 87;</text:p>
          </table:table-cell>
          <table:table-cell office:value-type="string" office:string-value="this.cel[12][4] = 86;" table:formula="of:=CONCATENATE(&quot;this.cel[&quot;;[.$A15];&quot;][&quot;;[.F$2];&quot;] = &quot;;[.F15];&quot;;&quot;)" table:style-name="ce1">
            <text:p>this.cel[12][4] = 86;</text:p>
          </table:table-cell>
          <table:table-cell office:value-type="string" office:string-value="this.cel[12][5] = 85;" table:formula="of:=CONCATENATE(&quot;this.cel[&quot;;[.$A15];&quot;][&quot;;[.G$2];&quot;] = &quot;;[.G15];&quot;;&quot;)" table:style-name="ce1">
            <text:p>this.cel[12][5] = 85;</text:p>
          </table:table-cell>
          <table:table-cell office:value-type="string" office:string-value="this.cel[12][6] = 82;" table:formula="of:=CONCATENATE(&quot;this.cel[&quot;;[.$A15];&quot;][&quot;;[.H$2];&quot;] = &quot;;[.H15];&quot;;&quot;)" table:style-name="ce1">
            <text:p>this.cel[12][6] = 82;</text:p>
          </table:table-cell>
          <table:table-cell office:value-type="string" office:string-value="this.cel[12][7] = 81;" table:formula="of:=CONCATENATE(&quot;this.cel[&quot;;[.$A15];&quot;][&quot;;[.I$2];&quot;] = &quot;;[.I15];&quot;;&quot;)" table:style-name="ce1">
            <text:p>this.cel[12][7] = 81;</text:p>
          </table:table-cell>
          <table:table-cell office:value-type="string" office:string-value="this.cel[12][8] = 82;" table:formula="of:=CONCATENATE(&quot;this.cel[&quot;;[.$A15];&quot;][&quot;;[.J$2];&quot;] = &quot;;[.J15];&quot;;&quot;)" table:style-name="ce1">
            <text:p>this.cel[12][8] = 82;</text:p>
          </table:table-cell>
          <table:table-cell office:value-type="string" office:string-value="this.cel[12][9] = 81;" table:formula="of:=CONCATENATE(&quot;this.cel[&quot;;[.$A15];&quot;][&quot;;[.K$2];&quot;] = &quot;;[.K15];&quot;;&quot;)" table:style-name="ce1">
            <text:p>this.cel[12][9] = 81;</text:p>
          </table:table-cell>
          <table:table-cell office:value-type="string" office:string-value="this.cel[12][10] = 0;" table:formula="of:=CONCATENATE(&quot;this.cel[&quot;;[.$A15];&quot;][&quot;;[.L$2];&quot;] = &quot;;[.L15];&quot;;&quot;)" table:style-name="ce1">
            <text:p>this.cel[12][10] = 0;</text:p>
          </table:table-cell>
          <table:table-cell table:number-columns-repeated="1635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6" table:style-name="ce1"/>
          <table:table-cell office:value-type="string" office:string-value="this.cel[13][0] = 0;" table:formula="of:=CONCATENATE(&quot;this.cel[&quot;;[.$A16];&quot;][&quot;;[.B$2];&quot;] = &quot;;[.B16];&quot;;&quot;)" table:style-name="ce1">
            <text:p>this.cel[13][0] = 0;</text:p>
          </table:table-cell>
          <table:table-cell office:value-type="string" office:string-value="this.cel[13][1] = 0;" table:formula="of:=CONCATENATE(&quot;this.cel[&quot;;[.$A16];&quot;][&quot;;[.C$2];&quot;] = &quot;;[.C16];&quot;;&quot;)" table:style-name="ce1">
            <text:p>this.cel[13][1] = 0;</text:p>
          </table:table-cell>
          <table:table-cell office:value-type="string" office:string-value="this.cel[13][2] = 0;" table:formula="of:=CONCATENATE(&quot;this.cel[&quot;;[.$A16];&quot;][&quot;;[.D$2];&quot;] = &quot;;[.D16];&quot;;&quot;)" table:style-name="ce1">
            <text:p>this.cel[13][2] = 0;</text:p>
          </table:table-cell>
          <table:table-cell office:value-type="string" office:string-value="this.cel[13][3] = 0;" table:formula="of:=CONCATENATE(&quot;this.cel[&quot;;[.$A16];&quot;][&quot;;[.E$2];&quot;] = &quot;;[.E16];&quot;;&quot;)" table:style-name="ce1">
            <text:p>this.cel[13][3] = 0;</text:p>
          </table:table-cell>
          <table:table-cell office:value-type="string" office:string-value="this.cel[13][4] = 0;" table:formula="of:=CONCATENATE(&quot;this.cel[&quot;;[.$A16];&quot;][&quot;;[.F$2];&quot;] = &quot;;[.F16];&quot;;&quot;)" table:style-name="ce1">
            <text:p>this.cel[13][4] = 0;</text:p>
          </table:table-cell>
          <table:table-cell office:value-type="string" office:string-value="this.cel[13][5] = 0;" table:formula="of:=CONCATENATE(&quot;this.cel[&quot;;[.$A16];&quot;][&quot;;[.G$2];&quot;] = &quot;;[.G16];&quot;;&quot;)" table:style-name="ce1">
            <text:p>this.cel[13][5] = 0;</text:p>
          </table:table-cell>
          <table:table-cell office:value-type="string" office:string-value="this.cel[13][6] = 0;" table:formula="of:=CONCATENATE(&quot;this.cel[&quot;;[.$A16];&quot;][&quot;;[.H$2];&quot;] = &quot;;[.H16];&quot;;&quot;)" table:style-name="ce1">
            <text:p>this.cel[13][6] = 0;</text:p>
          </table:table-cell>
          <table:table-cell office:value-type="string" office:string-value="this.cel[13][7] = 0;" table:formula="of:=CONCATENATE(&quot;this.cel[&quot;;[.$A16];&quot;][&quot;;[.I$2];&quot;] = &quot;;[.I16];&quot;;&quot;)" table:style-name="ce1">
            <text:p>this.cel[13][7] = 0;</text:p>
          </table:table-cell>
          <table:table-cell office:value-type="string" office:string-value="this.cel[13][8] = 0;" table:formula="of:=CONCATENATE(&quot;this.cel[&quot;;[.$A16];&quot;][&quot;;[.J$2];&quot;] = &quot;;[.J16];&quot;;&quot;)" table:style-name="ce1">
            <text:p>this.cel[13][8] = 0;</text:p>
          </table:table-cell>
          <table:table-cell office:value-type="string" office:string-value="this.cel[13][9] = 0;" table:formula="of:=CONCATENATE(&quot;this.cel[&quot;;[.$A16];&quot;][&quot;;[.K$2];&quot;] = &quot;;[.K16];&quot;;&quot;)" table:style-name="ce1">
            <text:p>this.cel[13][9] = 0;</text:p>
          </table:table-cell>
          <table:table-cell office:value-type="string" office:string-value="this.cel[13][10] = 0;" table:formula="of:=CONCATENATE(&quot;this.cel[&quot;;[.$A16];&quot;][&quot;;[.L$2];&quot;] = &quot;;[.L16];&quot;;&quot;)" table:style-name="ce1">
            <text:p>this.cel[13][10] = 0;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][1] = 3;" table:formula="of:=CONCATENATE(&quot;this.cel[&quot;;[.$A21];&quot;][&quot;;[.B$20];&quot;] = &quot;;[.B21];&quot;;&quot;)" table:style-name="ce1">
            <text:p>this.cel[1][1] = 3;</text:p>
          </table:table-cell>
          <table:table-cell office:value-type="string" office:string-value="this.cel[1][2] = 3;" table:formula="of:=CONCATENATE(&quot;this.cel[&quot;;[.$A21];&quot;][&quot;;[.C$20];&quot;] = &quot;;[.C21];&quot;;&quot;)" table:style-name="ce1">
            <text:p>this.cel[1][2] = 3;</text:p>
          </table:table-cell>
          <table:table-cell office:value-type="string" office:string-value="this.cel[1][3] = 3;" table:formula="of:=CONCATENATE(&quot;this.cel[&quot;;[.$A21];&quot;][&quot;;[.D$20];&quot;] = &quot;;[.D21];&quot;;&quot;)" table:style-name="ce1">
            <text:p>this.cel[1][3] = 3;</text:p>
          </table:table-cell>
          <table:table-cell office:value-type="string" office:string-value="this.cel[1][4] = 3;" table:formula="of:=CONCATENATE(&quot;this.cel[&quot;;[.$A21];&quot;][&quot;;[.E$20];&quot;] = &quot;;[.E21];&quot;;&quot;)" table:style-name="ce1">
            <text:p>this.cel[1][4] = 3;</text:p>
          </table:table-cell>
          <table:table-cell office:value-type="string" office:string-value="this.cel[1][5] = 3;" table:formula="of:=CONCATENATE(&quot;this.cel[&quot;;[.$A21];&quot;][&quot;;[.F$20];&quot;] = &quot;;[.F21];&quot;;&quot;)" table:style-name="ce1">
            <text:p>this.cel[1][5] = 3;</text:p>
          </table:table-cell>
          <table:table-cell office:value-type="string" office:string-value="this.cel[1][6] = 3;" table:formula="of:=CONCATENATE(&quot;this.cel[&quot;;[.$A21];&quot;][&quot;;[.G$20];&quot;] = &quot;;[.G21];&quot;;&quot;)" table:style-name="ce1">
            <text:p>this.cel[1][6] = 3;</text:p>
          </table:table-cell>
          <table:table-cell office:value-type="string" office:string-value="this.cel[1][7] = 3;" table:formula="of:=CONCATENATE(&quot;this.cel[&quot;;[.$A21];&quot;][&quot;;[.H$20];&quot;] = &quot;;[.H21];&quot;;&quot;)" table:style-name="ce1">
            <text:p>this.cel[1][7] = 3;</text:p>
          </table:table-cell>
          <table:table-cell office:value-type="string" office:string-value="this.cel[1][8] = 3;" table:formula="of:=CONCATENATE(&quot;this.cel[&quot;;[.$A21];&quot;][&quot;;[.I$20];&quot;] = &quot;;[.I21];&quot;;&quot;)" table:style-name="ce1">
            <text:p>this.cel[1][8] = 3;</text:p>
          </table:table-cell>
          <table:table-cell office:value-type="string" office:string-value="this.cel[1][9] = 3;" table:formula="of:=CONCATENATE(&quot;this.cel[&quot;;[.$A21];&quot;][&quot;;[.J$20];&quot;] = &quot;;[.J21];&quot;;&quot;)" table:style-name="ce1">
            <text:p>this.cel[1][9] = 3;</text:p>
          </table:table-cell>
          <table:table-cell office:value-type="string" office:string-value="this.cel[1][10] = 3;" table:formula="of:=CONCATENATE(&quot;this.cel[&quot;;[.$A21];&quot;][&quot;;[.K$20];&quot;] = &quot;;[.K21];&quot;;&quot;)" table:style-name="ce1">
            <text:p>this.cel[1][10] = 3;</text:p>
          </table:table-cell>
          <table:table-cell office:value-type="string" office:string-value="this.cel[1][11] = 3;" table:formula="of:=CONCATENATE(&quot;this.cel[&quot;;[.$A21];&quot;][&quot;;[.L$20];&quot;] = &quot;;[.L21];&quot;;&quot;)" table:style-name="ce1">
            <text:p>this.cel[1][11] = 3;</text:p>
          </table:table-cell>
          <table:table-cell office:value-type="string" office:string-value="this.cel[1][12] = 3;" table:formula="of:=CONCATENATE(&quot;this.cel[&quot;;[.$A21];&quot;][&quot;;[.M$20];&quot;] = &quot;;[.M21];&quot;;&quot;)" table:style-name="ce1">
            <text:p>this.cel[1][12] = 3;</text:p>
          </table:table-cell>
          <table:table-cell office:value-type="string" office:string-value="this.cel[1][13] = 3;" table:formula="of:=CONCATENATE(&quot;this.cel[&quot;;[.$A21];&quot;][&quot;;[.N$20];&quot;] = &quot;;[.N21];&quot;;&quot;)" table:style-name="ce1">
            <text:p>this.cel[1][13] = 3;</text:p>
          </table:table-cell>
          <table:table-cell office:value-type="string" office:string-value="this.cel[1][14] = 3;" table:formula="of:=CONCATENATE(&quot;this.cel[&quot;;[.$A21];&quot;][&quot;;[.O$20];&quot;] = &quot;;[.O21];&quot;;&quot;)" table:style-name="ce1">
            <text:p>this.cel[1][14] = 3;</text:p>
          </table:table-cell>
          <table:table-cell office:value-type="string" office:string-value="this.cel[1][15] = 3;" table:formula="of:=CONCATENATE(&quot;this.cel[&quot;;[.$A21];&quot;][&quot;;[.P$20];&quot;] = &quot;;[.P21];&quot;;&quot;)" table:style-name="ce1">
            <text:p>this.cel[1][15] = 3;</text:p>
          </table:table-cell>
          <table:table-cell table:number-columns-repeated="1635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2][1] = 3;" table:formula="of:=CONCATENATE(&quot;this.cel[&quot;;[.$A22];&quot;][&quot;;[.B$20];&quot;] = &quot;;[.B22];&quot;;&quot;)" table:style-name="ce1">
            <text:p>this.cel[2][1] = 3;</text:p>
          </table:table-cell>
          <table:table-cell office:value-type="string" office:string-value="this.cel[2][2] = 1;" table:formula="of:=CONCATENATE(&quot;this.cel[&quot;;[.$A22];&quot;][&quot;;[.C$20];&quot;] = &quot;;[.C22];&quot;;&quot;)" table:style-name="ce1">
            <text:p>this.cel[2][2] = 1;</text:p>
          </table:table-cell>
          <table:table-cell office:value-type="string" office:string-value="this.cel[2][3] = 3;" table:formula="of:=CONCATENATE(&quot;this.cel[&quot;;[.$A22];&quot;][&quot;;[.D$20];&quot;] = &quot;;[.D22];&quot;;&quot;)" table:style-name="ce1">
            <text:p>this.cel[2][3] = 3;</text:p>
          </table:table-cell>
          <table:table-cell office:value-type="string" office:string-value="this.cel[2][4] = 1;" table:formula="of:=CONCATENATE(&quot;this.cel[&quot;;[.$A22];&quot;][&quot;;[.E$20];&quot;] = &quot;;[.E22];&quot;;&quot;)" table:style-name="ce1">
            <text:p>this.cel[2][4] = 1;</text:p>
          </table:table-cell>
          <table:table-cell office:value-type="string" office:string-value="this.cel[2][5] = 1;" table:formula="of:=CONCATENATE(&quot;this.cel[&quot;;[.$A22];&quot;][&quot;;[.F$20];&quot;] = &quot;;[.F22];&quot;;&quot;)" table:style-name="ce1">
            <text:p>this.cel[2][5] = 1;</text:p>
          </table:table-cell>
          <table:table-cell office:value-type="string" office:string-value="this.cel[2][6] = 1;" table:formula="of:=CONCATENATE(&quot;this.cel[&quot;;[.$A22];&quot;][&quot;;[.G$20];&quot;] = &quot;;[.G22];&quot;;&quot;)" table:style-name="ce1">
            <text:p>this.cel[2][6] = 1;</text:p>
          </table:table-cell>
          <table:table-cell office:value-type="string" office:string-value="this.cel[2][7] = 3;" table:formula="of:=CONCATENATE(&quot;this.cel[&quot;;[.$A22];&quot;][&quot;;[.H$20];&quot;] = &quot;;[.H22];&quot;;&quot;)" table:style-name="ce1">
            <text:p>this.cel[2][7] = 3;</text:p>
          </table:table-cell>
          <table:table-cell office:value-type="string" office:string-value="this.cel[2][8] = 1;" table:formula="of:=CONCATENATE(&quot;this.cel[&quot;;[.$A22];&quot;][&quot;;[.I$20];&quot;] = &quot;;[.I22];&quot;;&quot;)" table:style-name="ce1">
            <text:p>this.cel[2][8] = 1;</text:p>
          </table:table-cell>
          <table:table-cell office:value-type="string" office:string-value="this.cel[2][9] = 1;" table:formula="of:=CONCATENATE(&quot;this.cel[&quot;;[.$A22];&quot;][&quot;;[.J$20];&quot;] = &quot;;[.J22];&quot;;&quot;)" table:style-name="ce1">
            <text:p>this.cel[2][9] = 1;</text:p>
          </table:table-cell>
          <table:table-cell office:value-type="string" office:string-value="this.cel[2][10] = 1;" table:formula="of:=CONCATENATE(&quot;this.cel[&quot;;[.$A22];&quot;][&quot;;[.K$20];&quot;] = &quot;;[.K22];&quot;;&quot;)" table:style-name="ce1">
            <text:p>this.cel[2][10] = 1;</text:p>
          </table:table-cell>
          <table:table-cell office:value-type="string" office:string-value="this.cel[2][11] = 1;" table:formula="of:=CONCATENATE(&quot;this.cel[&quot;;[.$A22];&quot;][&quot;;[.L$20];&quot;] = &quot;;[.L22];&quot;;&quot;)" table:style-name="ce1">
            <text:p>this.cel[2][11] = 1;</text:p>
          </table:table-cell>
          <table:table-cell office:value-type="string" office:string-value="this.cel[2][12] = 1;" table:formula="of:=CONCATENATE(&quot;this.cel[&quot;;[.$A22];&quot;][&quot;;[.M$20];&quot;] = &quot;;[.M22];&quot;;&quot;)" table:style-name="ce1">
            <text:p>this.cel[2][12] = 1;</text:p>
          </table:table-cell>
          <table:table-cell office:value-type="string" office:string-value="this.cel[2][13] = 1;" table:formula="of:=CONCATENATE(&quot;this.cel[&quot;;[.$A22];&quot;][&quot;;[.N$20];&quot;] = &quot;;[.N22];&quot;;&quot;)" table:style-name="ce1">
            <text:p>this.cel[2][13] = 1;</text:p>
          </table:table-cell>
          <table:table-cell office:value-type="string" office:string-value="this.cel[2][14] = 1;" table:formula="of:=CONCATENATE(&quot;this.cel[&quot;;[.$A22];&quot;][&quot;;[.O$20];&quot;] = &quot;;[.O22];&quot;;&quot;)" table:style-name="ce1">
            <text:p>this.cel[2][14] = 1;</text:p>
          </table:table-cell>
          <table:table-cell office:value-type="string" office:string-value="this.cel[2][15] = 3;" table:formula="of:=CONCATENATE(&quot;this.cel[&quot;;[.$A22];&quot;][&quot;;[.P$20];&quot;] = &quot;;[.P22];&quot;;&quot;)" table:style-name="ce1">
            <text:p>this.cel[2][15] = 3;</text:p>
          </table:table-cell>
          <table:table-cell table:number-columns-repeated="1635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3][1] = 3;" table:formula="of:=CONCATENATE(&quot;this.cel[&quot;;[.$A23];&quot;][&quot;;[.B$20];&quot;] = &quot;;[.B23];&quot;;&quot;)" table:style-name="ce1">
            <text:p>this.cel[3][1] = 3;</text:p>
          </table:table-cell>
          <table:table-cell office:value-type="string" office:string-value="this.cel[3][2] = 1;" table:formula="of:=CONCATENATE(&quot;this.cel[&quot;;[.$A23];&quot;][&quot;;[.C$20];&quot;] = &quot;;[.C23];&quot;;&quot;)" table:style-name="ce1">
            <text:p>this.cel[3][2] = 1;</text:p>
          </table:table-cell>
          <table:table-cell office:value-type="string" office:string-value="this.cel[3][3] = 1;" table:formula="of:=CONCATENATE(&quot;this.cel[&quot;;[.$A23];&quot;][&quot;;[.D$20];&quot;] = &quot;;[.D23];&quot;;&quot;)" table:style-name="ce1">
            <text:p>this.cel[3][3] = 1;</text:p>
          </table:table-cell>
          <table:table-cell office:value-type="string" office:string-value="this.cel[3][4] = 1;" table:formula="of:=CONCATENATE(&quot;this.cel[&quot;;[.$A23];&quot;][&quot;;[.E$20];&quot;] = &quot;;[.E23];&quot;;&quot;)" table:style-name="ce1">
            <text:p>this.cel[3][4] = 1;</text:p>
          </table:table-cell>
          <table:table-cell office:value-type="string" office:string-value="this.cel[3][5] = 3;" table:formula="of:=CONCATENATE(&quot;this.cel[&quot;;[.$A23];&quot;][&quot;;[.F$20];&quot;] = &quot;;[.F23];&quot;;&quot;)" table:style-name="ce1">
            <text:p>this.cel[3][5] = 3;</text:p>
          </table:table-cell>
          <table:table-cell office:value-type="string" office:string-value="this.cel[3][6] = 1;" table:formula="of:=CONCATENATE(&quot;this.cel[&quot;;[.$A23];&quot;][&quot;;[.G$20];&quot;] = &quot;;[.G23];&quot;;&quot;)" table:style-name="ce1">
            <text:p>this.cel[3][6] = 1;</text:p>
          </table:table-cell>
          <table:table-cell office:value-type="string" office:string-value="this.cel[3][7] = 3;" table:formula="of:=CONCATENATE(&quot;this.cel[&quot;;[.$A23];&quot;][&quot;;[.H$20];&quot;] = &quot;;[.H23];&quot;;&quot;)" table:style-name="ce1">
            <text:p>this.cel[3][7] = 3;</text:p>
          </table:table-cell>
          <table:table-cell office:value-type="string" office:string-value="this.cel[3][8] = 3;" table:formula="of:=CONCATENATE(&quot;this.cel[&quot;;[.$A23];&quot;][&quot;;[.I$20];&quot;] = &quot;;[.I23];&quot;;&quot;)" table:style-name="ce1">
            <text:p>this.cel[3][8] = 3;</text:p>
          </table:table-cell>
          <table:table-cell office:value-type="string" office:string-value="this.cel[3][9] = 3;" table:formula="of:=CONCATENATE(&quot;this.cel[&quot;;[.$A23];&quot;][&quot;;[.J$20];&quot;] = &quot;;[.J23];&quot;;&quot;)" table:style-name="ce1">
            <text:p>this.cel[3][9] = 3;</text:p>
          </table:table-cell>
          <table:table-cell office:value-type="string" office:string-value="this.cel[3][10] = 1;" table:formula="of:=CONCATENATE(&quot;this.cel[&quot;;[.$A23];&quot;][&quot;;[.K$20];&quot;] = &quot;;[.K23];&quot;;&quot;)" table:style-name="ce1">
            <text:p>this.cel[3][10] = 1;</text:p>
          </table:table-cell>
          <table:table-cell office:value-type="string" office:string-value="this.cel[3][11] = 1;" table:formula="of:=CONCATENATE(&quot;this.cel[&quot;;[.$A23];&quot;][&quot;;[.L$20];&quot;] = &quot;;[.L23];&quot;;&quot;)" table:style-name="ce1">
            <text:p>this.cel[3][11] = 1;</text:p>
          </table:table-cell>
          <table:table-cell office:value-type="string" office:string-value="this.cel[3][12] = 1;" table:formula="of:=CONCATENATE(&quot;this.cel[&quot;;[.$A23];&quot;][&quot;;[.M$20];&quot;] = &quot;;[.M23];&quot;;&quot;)" table:style-name="ce1">
            <text:p>this.cel[3][12] = 1;</text:p>
          </table:table-cell>
          <table:table-cell office:value-type="string" office:string-value="this.cel[3][13] = 3;" table:formula="of:=CONCATENATE(&quot;this.cel[&quot;;[.$A23];&quot;][&quot;;[.N$20];&quot;] = &quot;;[.N23];&quot;;&quot;)" table:style-name="ce1">
            <text:p>this.cel[3][13] = 3;</text:p>
          </table:table-cell>
          <table:table-cell office:value-type="string" office:string-value="this.cel[3][14] = 3;" table:formula="of:=CONCATENATE(&quot;this.cel[&quot;;[.$A23];&quot;][&quot;;[.O$20];&quot;] = &quot;;[.O23];&quot;;&quot;)" table:style-name="ce1">
            <text:p>this.cel[3][14] = 3;</text:p>
          </table:table-cell>
          <table:table-cell office:value-type="string" office:string-value="this.cel[3][15] = 3;" table:formula="of:=CONCATENATE(&quot;this.cel[&quot;;[.$A23];&quot;][&quot;;[.P$20];&quot;] = &quot;;[.P23];&quot;;&quot;)" table:style-name="ce1">
            <text:p>this.cel[3][15] = 3;</text:p>
          </table:table-cell>
          <table:table-cell table:number-columns-repeated="1635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4][1] = 3;" table:formula="of:=CONCATENATE(&quot;this.cel[&quot;;[.$A24];&quot;][&quot;;[.B$20];&quot;] = &quot;;[.B24];&quot;;&quot;)" table:style-name="ce1">
            <text:p>this.cel[4][1] = 3;</text:p>
          </table:table-cell>
          <table:table-cell office:value-type="string" office:string-value="this.cel[4][2] = 1;" table:formula="of:=CONCATENATE(&quot;this.cel[&quot;;[.$A24];&quot;][&quot;;[.C$20];&quot;] = &quot;;[.C24];&quot;;&quot;)" table:style-name="ce1">
            <text:p>this.cel[4][2] = 1;</text:p>
          </table:table-cell>
          <table:table-cell office:value-type="string" office:string-value="this.cel[4][3] = 3;" table:formula="of:=CONCATENATE(&quot;this.cel[&quot;;[.$A24];&quot;][&quot;;[.D$20];&quot;] = &quot;;[.D24];&quot;;&quot;)" table:style-name="ce1">
            <text:p>this.cel[4][3] = 3;</text:p>
          </table:table-cell>
          <table:table-cell office:value-type="string" office:string-value="this.cel[4][4] = 1;" table:formula="of:=CONCATENATE(&quot;this.cel[&quot;;[.$A24];&quot;][&quot;;[.E$20];&quot;] = &quot;;[.E24];&quot;;&quot;)" table:style-name="ce1">
            <text:p>this.cel[4][4] = 1;</text:p>
          </table:table-cell>
          <table:table-cell office:value-type="string" office:string-value="this.cel[4][5] = 1;" table:formula="of:=CONCATENATE(&quot;this.cel[&quot;;[.$A24];&quot;][&quot;;[.F$20];&quot;] = &quot;;[.F24];&quot;;&quot;)" table:style-name="ce1">
            <text:p>this.cel[4][5] = 1;</text:p>
          </table:table-cell>
          <table:table-cell office:value-type="string" office:string-value="this.cel[4][6] = 1;" table:formula="of:=CONCATENATE(&quot;this.cel[&quot;;[.$A24];&quot;][&quot;;[.G$20];&quot;] = &quot;;[.G24];&quot;;&quot;)" table:style-name="ce1">
            <text:p>this.cel[4][6] = 1;</text:p>
          </table:table-cell>
          <table:table-cell office:value-type="string" office:string-value="this.cel[4][7] = 1;" table:formula="of:=CONCATENATE(&quot;this.cel[&quot;;[.$A24];&quot;][&quot;;[.H$20];&quot;] = &quot;;[.H24];&quot;;&quot;)" table:style-name="ce1">
            <text:p>this.cel[4][7] = 1;</text:p>
          </table:table-cell>
          <table:table-cell office:value-type="string" office:string-value="this.cel[4][8] = 1;" table:formula="of:=CONCATENATE(&quot;this.cel[&quot;;[.$A24];&quot;][&quot;;[.I$20];&quot;] = &quot;;[.I24];&quot;;&quot;)" table:style-name="ce1">
            <text:p>this.cel[4][8] = 1;</text:p>
          </table:table-cell>
          <table:table-cell office:value-type="string" office:string-value="this.cel[4][9] = 3;" table:formula="of:=CONCATENATE(&quot;this.cel[&quot;;[.$A24];&quot;][&quot;;[.J$20];&quot;] = &quot;;[.J24];&quot;;&quot;)" table:style-name="ce1">
            <text:p>this.cel[4][9] = 3;</text:p>
          </table:table-cell>
          <table:table-cell office:value-type="string" office:string-value="this.cel[4][10] = 3;" table:formula="of:=CONCATENATE(&quot;this.cel[&quot;;[.$A24];&quot;][&quot;;[.K$20];&quot;] = &quot;;[.K24];&quot;;&quot;)" table:style-name="ce1">
            <text:p>this.cel[4][10] = 3;</text:p>
          </table:table-cell>
          <table:table-cell office:value-type="string" office:string-value="this.cel[4][11] = 3;" table:formula="of:=CONCATENATE(&quot;this.cel[&quot;;[.$A24];&quot;][&quot;;[.L$20];&quot;] = &quot;;[.L24];&quot;;&quot;)" table:style-name="ce1">
            <text:p>this.cel[4][11] = 3;</text:p>
          </table:table-cell>
          <table:table-cell office:value-type="string" office:string-value="this.cel[4][12] = 1;" table:formula="of:=CONCATENATE(&quot;this.cel[&quot;;[.$A24];&quot;][&quot;;[.M$20];&quot;] = &quot;;[.M24];&quot;;&quot;)" table:style-name="ce1">
            <text:p>this.cel[4][12] = 1;</text:p>
          </table:table-cell>
          <table:table-cell office:value-type="string" office:string-value="this.cel[4][13] = 1;" table:formula="of:=CONCATENATE(&quot;this.cel[&quot;;[.$A24];&quot;][&quot;;[.N$20];&quot;] = &quot;;[.N24];&quot;;&quot;)" table:style-name="ce1">
            <text:p>this.cel[4][13] = 1;</text:p>
          </table:table-cell>
          <table:table-cell office:value-type="string" office:string-value="this.cel[4][14] = 1;" table:formula="of:=CONCATENATE(&quot;this.cel[&quot;;[.$A24];&quot;][&quot;;[.O$20];&quot;] = &quot;;[.O24];&quot;;&quot;)" table:style-name="ce1">
            <text:p>this.cel[4][14] = 1;</text:p>
          </table:table-cell>
          <table:table-cell office:value-type="string" office:string-value="this.cel[4][15] = 3;" table:formula="of:=CONCATENATE(&quot;this.cel[&quot;;[.$A24];&quot;][&quot;;[.P$20];&quot;] = &quot;;[.P24];&quot;;&quot;)" table:style-name="ce1">
            <text:p>this.cel[4][15] = 3;</text:p>
          </table:table-cell>
          <table:table-cell table:number-columns-repeated="1635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5][1] = 3;" table:formula="of:=CONCATENATE(&quot;this.cel[&quot;;[.$A25];&quot;][&quot;;[.B$20];&quot;] = &quot;;[.B25];&quot;;&quot;)" table:style-name="ce1">
            <text:p>this.cel[5][1] = 3;</text:p>
          </table:table-cell>
          <table:table-cell office:value-type="string" office:string-value="this.cel[5][2] = 1;" table:formula="of:=CONCATENATE(&quot;this.cel[&quot;;[.$A25];&quot;][&quot;;[.C$20];&quot;] = &quot;;[.C25];&quot;;&quot;)" table:style-name="ce1">
            <text:p>this.cel[5][2] = 1;</text:p>
          </table:table-cell>
          <table:table-cell office:value-type="string" office:string-value="this.cel[5][3] = 3;" table:formula="of:=CONCATENATE(&quot;this.cel[&quot;;[.$A25];&quot;][&quot;;[.D$20];&quot;] = &quot;;[.D25];&quot;;&quot;)" table:style-name="ce1">
            <text:p>this.cel[5][3] = 3;</text:p>
          </table:table-cell>
          <table:table-cell office:value-type="string" office:string-value="this.cel[5][4] = 1;" table:formula="of:=CONCATENATE(&quot;this.cel[&quot;;[.$A25];&quot;][&quot;;[.E$20];&quot;] = &quot;;[.E25];&quot;;&quot;)" table:style-name="ce1">
            <text:p>this.cel[5][4] = 1;</text:p>
          </table:table-cell>
          <table:table-cell office:value-type="string" office:string-value="this.cel[5][5] = 3;" table:formula="of:=CONCATENATE(&quot;this.cel[&quot;;[.$A25];&quot;][&quot;;[.F$20];&quot;] = &quot;;[.F25];&quot;;&quot;)" table:style-name="ce1">
            <text:p>this.cel[5][5] = 3;</text:p>
          </table:table-cell>
          <table:table-cell office:value-type="string" office:string-value="this.cel[5][6] = 1;" table:formula="of:=CONCATENATE(&quot;this.cel[&quot;;[.$A25];&quot;][&quot;;[.G$20];&quot;] = &quot;;[.G25];&quot;;&quot;)" table:style-name="ce1">
            <text:p>this.cel[5][6] = 1;</text:p>
          </table:table-cell>
          <table:table-cell office:value-type="string" office:string-value="this.cel[5][7] = 3;" table:formula="of:=CONCATENATE(&quot;this.cel[&quot;;[.$A25];&quot;][&quot;;[.H$20];&quot;] = &quot;;[.H25];&quot;;&quot;)" table:style-name="ce1">
            <text:p>this.cel[5][7] = 3;</text:p>
          </table:table-cell>
          <table:table-cell office:value-type="string" office:string-value="this.cel[5][8] = 1;" table:formula="of:=CONCATENATE(&quot;this.cel[&quot;;[.$A25];&quot;][&quot;;[.I$20];&quot;] = &quot;;[.I25];&quot;;&quot;)" table:style-name="ce1">
            <text:p>this.cel[5][8] = 1;</text:p>
          </table:table-cell>
          <table:table-cell office:value-type="string" office:string-value="this.cel[5][9] = 3;" table:formula="of:=CONCATENATE(&quot;this.cel[&quot;;[.$A25];&quot;][&quot;;[.J$20];&quot;] = &quot;;[.J25];&quot;;&quot;)" table:style-name="ce1">
            <text:p>this.cel[5][9] = 3;</text:p>
          </table:table-cell>
          <table:table-cell office:value-type="string" office:string-value="this.cel[5][10] = 1;" table:formula="of:=CONCATENATE(&quot;this.cel[&quot;;[.$A25];&quot;][&quot;;[.K$20];&quot;] = &quot;;[.K25];&quot;;&quot;)" table:style-name="ce1">
            <text:p>this.cel[5][10] = 1;</text:p>
          </table:table-cell>
          <table:table-cell office:value-type="string" office:string-value="this.cel[5][11] = 3;" table:formula="of:=CONCATENATE(&quot;this.cel[&quot;;[.$A25];&quot;][&quot;;[.L$20];&quot;] = &quot;;[.L25];&quot;;&quot;)" table:style-name="ce1">
            <text:p>this.cel[5][11] = 3;</text:p>
          </table:table-cell>
          <table:table-cell office:value-type="string" office:string-value="this.cel[5][12] = 1;" table:formula="of:=CONCATENATE(&quot;this.cel[&quot;;[.$A25];&quot;][&quot;;[.M$20];&quot;] = &quot;;[.M25];&quot;;&quot;)" table:style-name="ce1">
            <text:p>this.cel[5][12] = 1;</text:p>
          </table:table-cell>
          <table:table-cell office:value-type="string" office:string-value="this.cel[5][13] = 1;" table:formula="of:=CONCATENATE(&quot;this.cel[&quot;;[.$A25];&quot;][&quot;;[.N$20];&quot;] = &quot;;[.N25];&quot;;&quot;)" table:style-name="ce1">
            <text:p>this.cel[5][13] = 1;</text:p>
          </table:table-cell>
          <table:table-cell office:value-type="string" office:string-value="this.cel[5][14] = 1;" table:formula="of:=CONCATENATE(&quot;this.cel[&quot;;[.$A25];&quot;][&quot;;[.O$20];&quot;] = &quot;;[.O25];&quot;;&quot;)" table:style-name="ce1">
            <text:p>this.cel[5][14] = 1;</text:p>
          </table:table-cell>
          <table:table-cell office:value-type="string" office:string-value="this.cel[5][15] = 3;" table:formula="of:=CONCATENATE(&quot;this.cel[&quot;;[.$A25];&quot;][&quot;;[.P$20];&quot;] = &quot;;[.P25];&quot;;&quot;)" table:style-name="ce1">
            <text:p>this.cel[5][15] = 3;</text:p>
          </table:table-cell>
          <table:table-cell table:number-columns-repeated="1635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6][1] = 3;" table:formula="of:=CONCATENATE(&quot;this.cel[&quot;;[.$A26];&quot;][&quot;;[.B$20];&quot;] = &quot;;[.B26];&quot;;&quot;)" table:style-name="ce1">
            <text:p>this.cel[6][1] = 3;</text:p>
          </table:table-cell>
          <table:table-cell office:value-type="string" office:string-value="this.cel[6][2] = 1;" table:formula="of:=CONCATENATE(&quot;this.cel[&quot;;[.$A26];&quot;][&quot;;[.C$20];&quot;] = &quot;;[.C26];&quot;;&quot;)" table:style-name="ce1">
            <text:p>this.cel[6][2] = 1;</text:p>
          </table:table-cell>
          <table:table-cell office:value-type="string" office:string-value="this.cel[6][3] = 3;" table:formula="of:=CONCATENATE(&quot;this.cel[&quot;;[.$A26];&quot;][&quot;;[.D$20];&quot;] = &quot;;[.D26];&quot;;&quot;)" table:style-name="ce1">
            <text:p>this.cel[6][3] = 3;</text:p>
          </table:table-cell>
          <table:table-cell office:value-type="string" office:string-value="this.cel[6][4] = 1;" table:formula="of:=CONCATENATE(&quot;this.cel[&quot;;[.$A26];&quot;][&quot;;[.E$20];&quot;] = &quot;;[.E26];&quot;;&quot;)" table:style-name="ce1">
            <text:p>this.cel[6][4] = 1;</text:p>
          </table:table-cell>
          <table:table-cell office:value-type="string" office:string-value="this.cel[6][5] = 1;" table:formula="of:=CONCATENATE(&quot;this.cel[&quot;;[.$A26];&quot;][&quot;;[.F$20];&quot;] = &quot;;[.F26];&quot;;&quot;)" table:style-name="ce1">
            <text:p>this.cel[6][5] = 1;</text:p>
          </table:table-cell>
          <table:table-cell office:value-type="string" office:string-value="this.cel[6][6] = 1;" table:formula="of:=CONCATENATE(&quot;this.cel[&quot;;[.$A26];&quot;][&quot;;[.G$20];&quot;] = &quot;;[.G26];&quot;;&quot;)" table:style-name="ce1">
            <text:p>this.cel[6][6] = 1;</text:p>
          </table:table-cell>
          <table:table-cell office:value-type="string" office:string-value="this.cel[6][7] = 3;" table:formula="of:=CONCATENATE(&quot;this.cel[&quot;;[.$A26];&quot;][&quot;;[.H$20];&quot;] = &quot;;[.H26];&quot;;&quot;)" table:style-name="ce1">
            <text:p>this.cel[6][7] = 3;</text:p>
          </table:table-cell>
          <table:table-cell office:value-type="string" office:string-value="this.cel[6][8] = 1;" table:formula="of:=CONCATENATE(&quot;this.cel[&quot;;[.$A26];&quot;][&quot;;[.I$20];&quot;] = &quot;;[.I26];&quot;;&quot;)" table:style-name="ce1">
            <text:p>this.cel[6][8] = 1;</text:p>
          </table:table-cell>
          <table:table-cell office:value-type="string" office:string-value="this.cel[6][9] = 3;" table:formula="of:=CONCATENATE(&quot;this.cel[&quot;;[.$A26];&quot;][&quot;;[.J$20];&quot;] = &quot;;[.J26];&quot;;&quot;)" table:style-name="ce1">
            <text:p>this.cel[6][9] = 3;</text:p>
          </table:table-cell>
          <table:table-cell office:value-type="string" office:string-value="this.cel[6][10] = 1;" table:formula="of:=CONCATENATE(&quot;this.cel[&quot;;[.$A26];&quot;][&quot;;[.K$20];&quot;] = &quot;;[.K26];&quot;;&quot;)" table:style-name="ce1">
            <text:p>this.cel[6][10] = 1;</text:p>
          </table:table-cell>
          <table:table-cell office:value-type="string" office:string-value="this.cel[6][11] = 3;" table:formula="of:=CONCATENATE(&quot;this.cel[&quot;;[.$A26];&quot;][&quot;;[.L$20];&quot;] = &quot;;[.L26];&quot;;&quot;)" table:style-name="ce1">
            <text:p>this.cel[6][11] = 3;</text:p>
          </table:table-cell>
          <table:table-cell office:value-type="string" office:string-value="this.cel[6][12] = 3;" table:formula="of:=CONCATENATE(&quot;this.cel[&quot;;[.$A26];&quot;][&quot;;[.M$20];&quot;] = &quot;;[.M26];&quot;;&quot;)" table:style-name="ce1">
            <text:p>this.cel[6][12] = 3;</text:p>
          </table:table-cell>
          <table:table-cell office:value-type="string" office:string-value="this.cel[6][13] = 3;" table:formula="of:=CONCATENATE(&quot;this.cel[&quot;;[.$A26];&quot;][&quot;;[.N$20];&quot;] = &quot;;[.N26];&quot;;&quot;)" table:style-name="ce1">
            <text:p>this.cel[6][13] = 3;</text:p>
          </table:table-cell>
          <table:table-cell office:value-type="string" office:string-value="this.cel[6][14] = 1;" table:formula="of:=CONCATENATE(&quot;this.cel[&quot;;[.$A26];&quot;][&quot;;[.O$20];&quot;] = &quot;;[.O26];&quot;;&quot;)" table:style-name="ce1">
            <text:p>this.cel[6][14] = 1;</text:p>
          </table:table-cell>
          <table:table-cell office:value-type="string" office:string-value="this.cel[6][15] = 3;" table:formula="of:=CONCATENATE(&quot;this.cel[&quot;;[.$A26];&quot;][&quot;;[.P$20];&quot;] = &quot;;[.P26];&quot;;&quot;)" table:style-name="ce1">
            <text:p>this.cel[6][15] = 3;</text:p>
          </table:table-cell>
          <table:table-cell table:number-columns-repeated="1635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7][1] = 3;" table:formula="of:=CONCATENATE(&quot;this.cel[&quot;;[.$A27];&quot;][&quot;;[.B$20];&quot;] = &quot;;[.B27];&quot;;&quot;)" table:style-name="ce1">
            <text:p>this.cel[7][1] = 3;</text:p>
          </table:table-cell>
          <table:table-cell office:value-type="string" office:string-value="this.cel[7][2] = 1;" table:formula="of:=CONCATENATE(&quot;this.cel[&quot;;[.$A27];&quot;][&quot;;[.C$20];&quot;] = &quot;;[.C27];&quot;;&quot;)" table:style-name="ce1">
            <text:p>this.cel[7][2] = 1;</text:p>
          </table:table-cell>
          <table:table-cell office:value-type="string" office:string-value="this.cel[7][3] = 3;" table:formula="of:=CONCATENATE(&quot;this.cel[&quot;;[.$A27];&quot;][&quot;;[.D$20];&quot;] = &quot;;[.D27];&quot;;&quot;)" table:style-name="ce1">
            <text:p>this.cel[7][3] = 3;</text:p>
          </table:table-cell>
          <table:table-cell office:value-type="string" office:string-value="this.cel[7][4] = 3;" table:formula="of:=CONCATENATE(&quot;this.cel[&quot;;[.$A27];&quot;][&quot;;[.E$20];&quot;] = &quot;;[.E27];&quot;;&quot;)" table:style-name="ce1">
            <text:p>this.cel[7][4] = 3;</text:p>
          </table:table-cell>
          <table:table-cell office:value-type="string" office:string-value="this.cel[7][5] = 3;" table:formula="of:=CONCATENATE(&quot;this.cel[&quot;;[.$A27];&quot;][&quot;;[.F$20];&quot;] = &quot;;[.F27];&quot;;&quot;)" table:style-name="ce1">
            <text:p>this.cel[7][5] = 3;</text:p>
          </table:table-cell>
          <table:table-cell office:value-type="string" office:string-value="this.cel[7][6] = 1;" table:formula="of:=CONCATENATE(&quot;this.cel[&quot;;[.$A27];&quot;][&quot;;[.G$20];&quot;] = &quot;;[.G27];&quot;;&quot;)" table:style-name="ce1">
            <text:p>this.cel[7][6] = 1;</text:p>
          </table:table-cell>
          <table:table-cell office:value-type="string" office:string-value="this.cel[7][7] = 1;" table:formula="of:=CONCATENATE(&quot;this.cel[&quot;;[.$A27];&quot;][&quot;;[.H$20];&quot;] = &quot;;[.H27];&quot;;&quot;)" table:style-name="ce1">
            <text:p>this.cel[7][7] = 1;</text:p>
          </table:table-cell>
          <table:table-cell office:value-type="string" office:string-value="this.cel[7][8] = 1;" table:formula="of:=CONCATENATE(&quot;this.cel[&quot;;[.$A27];&quot;][&quot;;[.I$20];&quot;] = &quot;;[.I27];&quot;;&quot;)" table:style-name="ce1">
            <text:p>this.cel[7][8] = 1;</text:p>
          </table:table-cell>
          <table:table-cell office:value-type="string" office:string-value="this.cel[7][9] = 1;" table:formula="of:=CONCATENATE(&quot;this.cel[&quot;;[.$A27];&quot;][&quot;;[.J$20];&quot;] = &quot;;[.J27];&quot;;&quot;)" table:style-name="ce1">
            <text:p>this.cel[7][9] = 1;</text:p>
          </table:table-cell>
          <table:table-cell office:value-type="string" office:string-value="this.cel[7][10] = 1;" table:formula="of:=CONCATENATE(&quot;this.cel[&quot;;[.$A27];&quot;][&quot;;[.K$20];&quot;] = &quot;;[.K27];&quot;;&quot;)" table:style-name="ce1">
            <text:p>this.cel[7][10] = 1;</text:p>
          </table:table-cell>
          <table:table-cell office:value-type="string" office:string-value="this.cel[7][11] = 3;" table:formula="of:=CONCATENATE(&quot;this.cel[&quot;;[.$A27];&quot;][&quot;;[.L$20];&quot;] = &quot;;[.L27];&quot;;&quot;)" table:style-name="ce1">
            <text:p>this.cel[7][11] = 3;</text:p>
          </table:table-cell>
          <table:table-cell office:value-type="string" office:string-value="this.cel[7][12] = 1;" table:formula="of:=CONCATENATE(&quot;this.cel[&quot;;[.$A27];&quot;][&quot;;[.M$20];&quot;] = &quot;;[.M27];&quot;;&quot;)" table:style-name="ce1">
            <text:p>this.cel[7][12] = 1;</text:p>
          </table:table-cell>
          <table:table-cell office:value-type="string" office:string-value="this.cel[7][13] = 3;" table:formula="of:=CONCATENATE(&quot;this.cel[&quot;;[.$A27];&quot;][&quot;;[.N$20];&quot;] = &quot;;[.N27];&quot;;&quot;)" table:style-name="ce1">
            <text:p>this.cel[7][13] = 3;</text:p>
          </table:table-cell>
          <table:table-cell office:value-type="string" office:string-value="this.cel[7][14] = 1;" table:formula="of:=CONCATENATE(&quot;this.cel[&quot;;[.$A27];&quot;][&quot;;[.O$20];&quot;] = &quot;;[.O27];&quot;;&quot;)" table:style-name="ce1">
            <text:p>this.cel[7][14] = 1;</text:p>
          </table:table-cell>
          <table:table-cell office:value-type="string" office:string-value="this.cel[7][15] = 3;" table:formula="of:=CONCATENATE(&quot;this.cel[&quot;;[.$A27];&quot;][&quot;;[.P$20];&quot;] = &quot;;[.P27];&quot;;&quot;)" table:style-name="ce1">
            <text:p>this.cel[7][15] = 3;</text:p>
          </table:table-cell>
          <table:table-cell table:number-columns-repeated="1635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8][1] = 3;" table:formula="of:=CONCATENATE(&quot;this.cel[&quot;;[.$A28];&quot;][&quot;;[.B$20];&quot;] = &quot;;[.B28];&quot;;&quot;)" table:style-name="ce1">
            <text:p>this.cel[8][1] = 3;</text:p>
          </table:table-cell>
          <table:table-cell office:value-type="string" office:string-value="this.cel[8][2] = 1;" table:formula="of:=CONCATENATE(&quot;this.cel[&quot;;[.$A28];&quot;][&quot;;[.C$20];&quot;] = &quot;;[.C28];&quot;;&quot;)" table:style-name="ce1">
            <text:p>this.cel[8][2] = 1;</text:p>
          </table:table-cell>
          <table:table-cell office:value-type="string" office:string-value="this.cel[8][3] = 1;" table:formula="of:=CONCATENATE(&quot;this.cel[&quot;;[.$A28];&quot;][&quot;;[.D$20];&quot;] = &quot;;[.D28];&quot;;&quot;)" table:style-name="ce1">
            <text:p>this.cel[8][3] = 1;</text:p>
          </table:table-cell>
          <table:table-cell office:value-type="string" office:string-value="this.cel[8][4] = 1;" table:formula="of:=CONCATENATE(&quot;this.cel[&quot;;[.$A28];&quot;][&quot;;[.E$20];&quot;] = &quot;;[.E28];&quot;;&quot;)" table:style-name="ce1">
            <text:p>this.cel[8][4] = 1;</text:p>
          </table:table-cell>
          <table:table-cell office:value-type="string" office:string-value="this.cel[8][5] = 1;" table:formula="of:=CONCATENATE(&quot;this.cel[&quot;;[.$A28];&quot;][&quot;;[.F$20];&quot;] = &quot;;[.F28];&quot;;&quot;)" table:style-name="ce1">
            <text:p>this.cel[8][5] = 1;</text:p>
          </table:table-cell>
          <table:table-cell office:value-type="string" office:string-value="this.cel[8][6] = 3;" table:formula="of:=CONCATENATE(&quot;this.cel[&quot;;[.$A28];&quot;][&quot;;[.G$20];&quot;] = &quot;;[.G28];&quot;;&quot;)" table:style-name="ce1">
            <text:p>this.cel[8][6] = 3;</text:p>
          </table:table-cell>
          <table:table-cell office:value-type="string" office:string-value="this.cel[8][7] = 1;" table:formula="of:=CONCATENATE(&quot;this.cel[&quot;;[.$A28];&quot;][&quot;;[.H$20];&quot;] = &quot;;[.H28];&quot;;&quot;)" table:style-name="ce1">
            <text:p>this.cel[8][7] = 1;</text:p>
          </table:table-cell>
          <table:table-cell office:value-type="string" office:string-value="this.cel[8][8] = 1;" table:formula="of:=CONCATENATE(&quot;this.cel[&quot;;[.$A28];&quot;][&quot;;[.I$20];&quot;] = &quot;;[.I28];&quot;;&quot;)" table:style-name="ce1">
            <text:p>this.cel[8][8] = 1;</text:p>
          </table:table-cell>
          <table:table-cell office:value-type="string" office:string-value="this.cel[8][9] = 1;" table:formula="of:=CONCATENATE(&quot;this.cel[&quot;;[.$A28];&quot;][&quot;;[.J$20];&quot;] = &quot;;[.J28];&quot;;&quot;)" table:style-name="ce1">
            <text:p>this.cel[8][9] = 1;</text:p>
          </table:table-cell>
          <table:table-cell office:value-type="string" office:string-value="this.cel[8][10] = 1;" table:formula="of:=CONCATENATE(&quot;this.cel[&quot;;[.$A28];&quot;][&quot;;[.K$20];&quot;] = &quot;;[.K28];&quot;;&quot;)" table:style-name="ce1">
            <text:p>this.cel[8][10] = 1;</text:p>
          </table:table-cell>
          <table:table-cell office:value-type="string" office:string-value="this.cel[8][11] = 1;" table:formula="of:=CONCATENATE(&quot;this.cel[&quot;;[.$A28];&quot;][&quot;;[.L$20];&quot;] = &quot;;[.L28];&quot;;&quot;)" table:style-name="ce1">
            <text:p>this.cel[8][11] = 1;</text:p>
          </table:table-cell>
          <table:table-cell office:value-type="string" office:string-value="this.cel[8][12] = 1;" table:formula="of:=CONCATENATE(&quot;this.cel[&quot;;[.$A28];&quot;][&quot;;[.M$20];&quot;] = &quot;;[.M28];&quot;;&quot;)" table:style-name="ce1">
            <text:p>this.cel[8][12] = 1;</text:p>
          </table:table-cell>
          <table:table-cell office:value-type="string" office:string-value="this.cel[8][13] = 1;" table:formula="of:=CONCATENATE(&quot;this.cel[&quot;;[.$A28];&quot;][&quot;;[.N$20];&quot;] = &quot;;[.N28];&quot;;&quot;)" table:style-name="ce1">
            <text:p>this.cel[8][13] = 1;</text:p>
          </table:table-cell>
          <table:table-cell office:value-type="string" office:string-value="this.cel[8][14] = 1;" table:formula="of:=CONCATENATE(&quot;this.cel[&quot;;[.$A28];&quot;][&quot;;[.O$20];&quot;] = &quot;;[.O28];&quot;;&quot;)" table:style-name="ce1">
            <text:p>this.cel[8][14] = 1;</text:p>
          </table:table-cell>
          <table:table-cell office:value-type="string" office:string-value="this.cel[8][15] = 3;" table:formula="of:=CONCATENATE(&quot;this.cel[&quot;;[.$A28];&quot;][&quot;;[.P$20];&quot;] = &quot;;[.P28];&quot;;&quot;)" table:style-name="ce1">
            <text:p>this.cel[8][15] = 3;</text:p>
          </table:table-cell>
          <table:table-cell table:number-columns-repeated="1635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9][1] = 3;" table:formula="of:=CONCATENATE(&quot;this.cel[&quot;;[.$A29];&quot;][&quot;;[.B$20];&quot;] = &quot;;[.B29];&quot;;&quot;)" table:style-name="ce1">
            <text:p>this.cel[9][1] = 3;</text:p>
          </table:table-cell>
          <table:table-cell office:value-type="string" office:string-value="this.cel[9][2] = 1;" table:formula="of:=CONCATENATE(&quot;this.cel[&quot;;[.$A29];&quot;][&quot;;[.C$20];&quot;] = &quot;;[.C29];&quot;;&quot;)" table:style-name="ce1">
            <text:p>this.cel[9][2] = 1;</text:p>
          </table:table-cell>
          <table:table-cell office:value-type="string" office:string-value="this.cel[9][3] = 3;" table:formula="of:=CONCATENATE(&quot;this.cel[&quot;;[.$A29];&quot;][&quot;;[.D$20];&quot;] = &quot;;[.D29];&quot;;&quot;)" table:style-name="ce1">
            <text:p>this.cel[9][3] = 3;</text:p>
          </table:table-cell>
          <table:table-cell office:value-type="string" office:string-value="this.cel[9][4] = 1;" table:formula="of:=CONCATENATE(&quot;this.cel[&quot;;[.$A29];&quot;][&quot;;[.E$20];&quot;] = &quot;;[.E29];&quot;;&quot;)" table:style-name="ce1">
            <text:p>this.cel[9][4] = 1;</text:p>
          </table:table-cell>
          <table:table-cell office:value-type="string" office:string-value="this.cel[9][5] = 3;" table:formula="of:=CONCATENATE(&quot;this.cel[&quot;;[.$A29];&quot;][&quot;;[.F$20];&quot;] = &quot;;[.F29];&quot;;&quot;)" table:style-name="ce1">
            <text:p>this.cel[9][5] = 3;</text:p>
          </table:table-cell>
          <table:table-cell office:value-type="string" office:string-value="this.cel[9][6] = 3;" table:formula="of:=CONCATENATE(&quot;this.cel[&quot;;[.$A29];&quot;][&quot;;[.G$20];&quot;] = &quot;;[.G29];&quot;;&quot;)" table:style-name="ce1">
            <text:p>this.cel[9][6] = 3;</text:p>
          </table:table-cell>
          <table:table-cell office:value-type="string" office:string-value="this.cel[9][7] = 1;" table:formula="of:=CONCATENATE(&quot;this.cel[&quot;;[.$A29];&quot;][&quot;;[.H$20];&quot;] = &quot;;[.H29];&quot;;&quot;)" table:style-name="ce1">
            <text:p>this.cel[9][7] = 1;</text:p>
          </table:table-cell>
          <table:table-cell office:value-type="string" office:string-value="this.cel[9][8] = 3;" table:formula="of:=CONCATENATE(&quot;this.cel[&quot;;[.$A29];&quot;][&quot;;[.I$20];&quot;] = &quot;;[.I29];&quot;;&quot;)" table:style-name="ce1">
            <text:p>this.cel[9][8] = 3;</text:p>
          </table:table-cell>
          <table:table-cell office:value-type="string" office:string-value="this.cel[9][9] = 3;" table:formula="of:=CONCATENATE(&quot;this.cel[&quot;;[.$A29];&quot;][&quot;;[.J$20];&quot;] = &quot;;[.J29];&quot;;&quot;)" table:style-name="ce1">
            <text:p>this.cel[9][9] = 3;</text:p>
          </table:table-cell>
          <table:table-cell office:value-type="string" office:string-value="this.cel[9][10] = 1;" table:formula="of:=CONCATENATE(&quot;this.cel[&quot;;[.$A29];&quot;][&quot;;[.K$20];&quot;] = &quot;;[.K29];&quot;;&quot;)" table:style-name="ce1">
            <text:p>this.cel[9][10] = 1;</text:p>
          </table:table-cell>
          <table:table-cell office:value-type="string" office:string-value="this.cel[9][11] = 3;" table:formula="of:=CONCATENATE(&quot;this.cel[&quot;;[.$A29];&quot;][&quot;;[.L$20];&quot;] = &quot;;[.L29];&quot;;&quot;)" table:style-name="ce1">
            <text:p>this.cel[9][11] = 3;</text:p>
          </table:table-cell>
          <table:table-cell office:value-type="string" office:string-value="this.cel[9][12] = 1;" table:formula="of:=CONCATENATE(&quot;this.cel[&quot;;[.$A29];&quot;][&quot;;[.M$20];&quot;] = &quot;;[.M29];&quot;;&quot;)" table:style-name="ce1">
            <text:p>this.cel[9][12] = 1;</text:p>
          </table:table-cell>
          <table:table-cell office:value-type="string" office:string-value="this.cel[9][13] = 3;" table:formula="of:=CONCATENATE(&quot;this.cel[&quot;;[.$A29];&quot;][&quot;;[.N$20];&quot;] = &quot;;[.N29];&quot;;&quot;)" table:style-name="ce1">
            <text:p>this.cel[9][13] = 3;</text:p>
          </table:table-cell>
          <table:table-cell office:value-type="string" office:string-value="this.cel[9][14] = 1;" table:formula="of:=CONCATENATE(&quot;this.cel[&quot;;[.$A29];&quot;][&quot;;[.O$20];&quot;] = &quot;;[.O29];&quot;;&quot;)" table:style-name="ce1">
            <text:p>this.cel[9][14] = 1;</text:p>
          </table:table-cell>
          <table:table-cell office:value-type="string" office:string-value="this.cel[9][15] = 3;" table:formula="of:=CONCATENATE(&quot;this.cel[&quot;;[.$A29];&quot;][&quot;;[.P$20];&quot;] = &quot;;[.P29];&quot;;&quot;)" table:style-name="ce1">
            <text:p>this.cel[9][15] = 3;</text:p>
          </table:table-cell>
          <table:table-cell table:number-columns-repeated="1635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0][1] = 3;" table:formula="of:=CONCATENATE(&quot;this.cel[&quot;;[.$A30];&quot;][&quot;;[.B$20];&quot;] = &quot;;[.B30];&quot;;&quot;)" table:style-name="ce1">
            <text:p>this.cel[10][1] = 3;</text:p>
          </table:table-cell>
          <table:table-cell office:value-type="string" office:string-value="this.cel[10][2] = 1;" table:formula="of:=CONCATENATE(&quot;this.cel[&quot;;[.$A30];&quot;][&quot;;[.C$20];&quot;] = &quot;;[.C30];&quot;;&quot;)" table:style-name="ce1">
            <text:p>this.cel[10][2] = 1;</text:p>
          </table:table-cell>
          <table:table-cell office:value-type="string" office:string-value="this.cel[10][3] = 3;" table:formula="of:=CONCATENATE(&quot;this.cel[&quot;;[.$A30];&quot;][&quot;;[.D$20];&quot;] = &quot;;[.D30];&quot;;&quot;)" table:style-name="ce1">
            <text:p>this.cel[10][3] = 3;</text:p>
          </table:table-cell>
          <table:table-cell office:value-type="string" office:string-value="this.cel[10][4] = 1;" table:formula="of:=CONCATENATE(&quot;this.cel[&quot;;[.$A30];&quot;][&quot;;[.E$20];&quot;] = &quot;;[.E30];&quot;;&quot;)" table:style-name="ce1">
            <text:p>this.cel[10][4] = 1;</text:p>
          </table:table-cell>
          <table:table-cell office:value-type="string" office:string-value="this.cel[10][5] = 1;" table:formula="of:=CONCATENATE(&quot;this.cel[&quot;;[.$A30];&quot;][&quot;;[.F$20];&quot;] = &quot;;[.F30];&quot;;&quot;)" table:style-name="ce1">
            <text:p>this.cel[10][5] = 1;</text:p>
          </table:table-cell>
          <table:table-cell office:value-type="string" office:string-value="this.cel[10][6] = 3;" table:formula="of:=CONCATENATE(&quot;this.cel[&quot;;[.$A30];&quot;][&quot;;[.G$20];&quot;] = &quot;;[.G30];&quot;;&quot;)" table:style-name="ce1">
            <text:p>this.cel[10][6] = 3;</text:p>
          </table:table-cell>
          <table:table-cell office:value-type="string" office:string-value="this.cel[10][7] = 1;" table:formula="of:=CONCATENATE(&quot;this.cel[&quot;;[.$A30];&quot;][&quot;;[.H$20];&quot;] = &quot;;[.H30];&quot;;&quot;)" table:style-name="ce1">
            <text:p>this.cel[10][7] = 1;</text:p>
          </table:table-cell>
          <table:table-cell office:value-type="string" office:string-value="this.cel[10][8] = 1;" table:formula="of:=CONCATENATE(&quot;this.cel[&quot;;[.$A30];&quot;][&quot;;[.I$20];&quot;] = &quot;;[.I30];&quot;;&quot;)" table:style-name="ce1">
            <text:p>this.cel[10][8] = 1;</text:p>
          </table:table-cell>
          <table:table-cell office:value-type="string" office:string-value="this.cel[10][9] = 1;" table:formula="of:=CONCATENATE(&quot;this.cel[&quot;;[.$A30];&quot;][&quot;;[.J$20];&quot;] = &quot;;[.J30];&quot;;&quot;)" table:style-name="ce1">
            <text:p>this.cel[10][9] = 1;</text:p>
          </table:table-cell>
          <table:table-cell office:value-type="string" office:string-value="this.cel[10][10] = 1;" table:formula="of:=CONCATENATE(&quot;this.cel[&quot;;[.$A30];&quot;][&quot;;[.K$20];&quot;] = &quot;;[.K30];&quot;;&quot;)" table:style-name="ce1">
            <text:p>this.cel[10][10] = 1;</text:p>
          </table:table-cell>
          <table:table-cell office:value-type="string" office:string-value="this.cel[10][11] = 3;" table:formula="of:=CONCATENATE(&quot;this.cel[&quot;;[.$A30];&quot;][&quot;;[.L$20];&quot;] = &quot;;[.L30];&quot;;&quot;)" table:style-name="ce1">
            <text:p>this.cel[10][11] = 3;</text:p>
          </table:table-cell>
          <table:table-cell office:value-type="string" office:string-value="this.cel[10][12] = 1;" table:formula="of:=CONCATENATE(&quot;this.cel[&quot;;[.$A30];&quot;][&quot;;[.M$20];&quot;] = &quot;;[.M30];&quot;;&quot;)" table:style-name="ce1">
            <text:p>this.cel[10][12] = 1;</text:p>
          </table:table-cell>
          <table:table-cell office:value-type="string" office:string-value="this.cel[10][13] = 3;" table:formula="of:=CONCATENATE(&quot;this.cel[&quot;;[.$A30];&quot;][&quot;;[.N$20];&quot;] = &quot;;[.N30];&quot;;&quot;)" table:style-name="ce1">
            <text:p>this.cel[10][13] = 3;</text:p>
          </table:table-cell>
          <table:table-cell office:value-type="string" office:string-value="this.cel[10][14] = 1;" table:formula="of:=CONCATENATE(&quot;this.cel[&quot;;[.$A30];&quot;][&quot;;[.O$20];&quot;] = &quot;;[.O30];&quot;;&quot;)" table:style-name="ce1">
            <text:p>this.cel[10][14] = 1;</text:p>
          </table:table-cell>
          <table:table-cell office:value-type="string" office:string-value="this.cel[10][15] = 3;" table:formula="of:=CONCATENATE(&quot;this.cel[&quot;;[.$A30];&quot;][&quot;;[.P$20];&quot;] = &quot;;[.P30];&quot;;&quot;)" table:style-name="ce1">
            <text:p>this.cel[10][15] = 3;</text:p>
          </table:table-cell>
          <table:table-cell table:number-columns-repeated="1635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1][1] = 3;" table:formula="of:=CONCATENATE(&quot;this.cel[&quot;;[.$A31];&quot;][&quot;;[.B$20];&quot;] = &quot;;[.B31];&quot;;&quot;)" table:style-name="ce1">
            <text:p>this.cel[11][1] = 3;</text:p>
          </table:table-cell>
          <table:table-cell office:value-type="string" office:string-value="this.cel[11][2] = 1;" table:formula="of:=CONCATENATE(&quot;this.cel[&quot;;[.$A31];&quot;][&quot;;[.C$20];&quot;] = &quot;;[.C31];&quot;;&quot;)" table:style-name="ce1">
            <text:p>this.cel[11][2] = 1;</text:p>
          </table:table-cell>
          <table:table-cell office:value-type="string" office:string-value="this.cel[11][3] = 3;" table:formula="of:=CONCATENATE(&quot;this.cel[&quot;;[.$A31];&quot;][&quot;;[.D$20];&quot;] = &quot;;[.D31];&quot;;&quot;)" table:style-name="ce1">
            <text:p>this.cel[11][3] = 3;</text:p>
          </table:table-cell>
          <table:table-cell office:value-type="string" office:string-value="this.cel[11][4] = 1;" table:formula="of:=CONCATENATE(&quot;this.cel[&quot;;[.$A31];&quot;][&quot;;[.E$20];&quot;] = &quot;;[.E31];&quot;;&quot;)" table:style-name="ce1">
            <text:p>this.cel[11][4] = 1;</text:p>
          </table:table-cell>
          <table:table-cell office:value-type="string" office:string-value="this.cel[11][5] = 3;" table:formula="of:=CONCATENATE(&quot;this.cel[&quot;;[.$A31];&quot;][&quot;;[.F$20];&quot;] = &quot;;[.F31];&quot;;&quot;)" table:style-name="ce1">
            <text:p>this.cel[11][5] = 3;</text:p>
          </table:table-cell>
          <table:table-cell office:value-type="string" office:string-value="this.cel[11][6] = 3;" table:formula="of:=CONCATENATE(&quot;this.cel[&quot;;[.$A31];&quot;][&quot;;[.G$20];&quot;] = &quot;;[.G31];&quot;;&quot;)" table:style-name="ce1">
            <text:p>this.cel[11][6] = 3;</text:p>
          </table:table-cell>
          <table:table-cell office:value-type="string" office:string-value="this.cel[11][7] = 1;" table:formula="of:=CONCATENATE(&quot;this.cel[&quot;;[.$A31];&quot;][&quot;;[.H$20];&quot;] = &quot;;[.H31];&quot;;&quot;)" table:style-name="ce1">
            <text:p>this.cel[11][7] = 1;</text:p>
          </table:table-cell>
          <table:table-cell office:value-type="string" office:string-value="this.cel[11][8] = 3;" table:formula="of:=CONCATENATE(&quot;this.cel[&quot;;[.$A31];&quot;][&quot;;[.I$20];&quot;] = &quot;;[.I31];&quot;;&quot;)" table:style-name="ce1">
            <text:p>this.cel[11][8] = 3;</text:p>
          </table:table-cell>
          <table:table-cell office:value-type="string" office:string-value="this.cel[11][9] = 3;" table:formula="of:=CONCATENATE(&quot;this.cel[&quot;;[.$A31];&quot;][&quot;;[.J$20];&quot;] = &quot;;[.J31];&quot;;&quot;)" table:style-name="ce1">
            <text:p>this.cel[11][9] = 3;</text:p>
          </table:table-cell>
          <table:table-cell office:value-type="string" office:string-value="this.cel[11][10] = 1;" table:formula="of:=CONCATENATE(&quot;this.cel[&quot;;[.$A31];&quot;][&quot;;[.K$20];&quot;] = &quot;;[.K31];&quot;;&quot;)" table:style-name="ce1">
            <text:p>this.cel[11][10] = 1;</text:p>
          </table:table-cell>
          <table:table-cell office:value-type="string" office:string-value="this.cel[11][11] = 3;" table:formula="of:=CONCATENATE(&quot;this.cel[&quot;;[.$A31];&quot;][&quot;;[.L$20];&quot;] = &quot;;[.L31];&quot;;&quot;)" table:style-name="ce1">
            <text:p>this.cel[11][11] = 3;</text:p>
          </table:table-cell>
          <table:table-cell office:value-type="string" office:string-value="this.cel[11][12] = 3;" table:formula="of:=CONCATENATE(&quot;this.cel[&quot;;[.$A31];&quot;][&quot;;[.M$20];&quot;] = &quot;;[.M31];&quot;;&quot;)" table:style-name="ce1">
            <text:p>this.cel[11][12] = 3;</text:p>
          </table:table-cell>
          <table:table-cell office:value-type="string" office:string-value="this.cel[11][13] = 3;" table:formula="of:=CONCATENATE(&quot;this.cel[&quot;;[.$A31];&quot;][&quot;;[.N$20];&quot;] = &quot;;[.N31];&quot;;&quot;)" table:style-name="ce1">
            <text:p>this.cel[11][13] = 3;</text:p>
          </table:table-cell>
          <table:table-cell office:value-type="string" office:string-value="this.cel[11][14] = 1;" table:formula="of:=CONCATENATE(&quot;this.cel[&quot;;[.$A31];&quot;][&quot;;[.O$20];&quot;] = &quot;;[.O31];&quot;;&quot;)" table:style-name="ce1">
            <text:p>this.cel[11][14] = 1;</text:p>
          </table:table-cell>
          <table:table-cell office:value-type="string" office:string-value="this.cel[11][15] = 3;" table:formula="of:=CONCATENATE(&quot;this.cel[&quot;;[.$A31];&quot;][&quot;;[.P$20];&quot;] = &quot;;[.P31];&quot;;&quot;)" table:style-name="ce1">
            <text:p>this.cel[11][15] = 3;</text:p>
          </table:table-cell>
          <table:table-cell table:number-columns-repeated="1635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2][1] = 3;" table:formula="of:=CONCATENATE(&quot;this.cel[&quot;;[.$A32];&quot;][&quot;;[.B$20];&quot;] = &quot;;[.B32];&quot;;&quot;)" table:style-name="ce1">
            <text:p>this.cel[12][1] = 3;</text:p>
          </table:table-cell>
          <table:table-cell office:value-type="string" office:string-value="this.cel[12][2] = 1;" table:formula="of:=CONCATENATE(&quot;this.cel[&quot;;[.$A32];&quot;][&quot;;[.C$20];&quot;] = &quot;;[.C32];&quot;;&quot;)" table:style-name="ce1">
            <text:p>this.cel[12][2] = 1;</text:p>
          </table:table-cell>
          <table:table-cell office:value-type="string" office:string-value="this.cel[12][3] = 1;" table:formula="of:=CONCATENATE(&quot;this.cel[&quot;;[.$A32];&quot;][&quot;;[.D$20];&quot;] = &quot;;[.D32];&quot;;&quot;)" table:style-name="ce1">
            <text:p>this.cel[12][3] = 1;</text:p>
          </table:table-cell>
          <table:table-cell office:value-type="string" office:string-value="this.cel[12][4] = 1;" table:formula="of:=CONCATENATE(&quot;this.cel[&quot;;[.$A32];&quot;][&quot;;[.E$20];&quot;] = &quot;;[.E32];&quot;;&quot;)" table:style-name="ce1">
            <text:p>this.cel[12][4] = 1;</text:p>
          </table:table-cell>
          <table:table-cell office:value-type="string" office:string-value="this.cel[12][5] = 1;" table:formula="of:=CONCATENATE(&quot;this.cel[&quot;;[.$A32];&quot;][&quot;;[.F$20];&quot;] = &quot;;[.F32];&quot;;&quot;)" table:style-name="ce1">
            <text:p>this.cel[12][5] = 1;</text:p>
          </table:table-cell>
          <table:table-cell office:value-type="string" office:string-value="this.cel[12][6] = 1;" table:formula="of:=CONCATENATE(&quot;this.cel[&quot;;[.$A32];&quot;][&quot;;[.G$20];&quot;] = &quot;;[.G32];&quot;;&quot;)" table:style-name="ce1">
            <text:p>this.cel[12][6] = 1;</text:p>
          </table:table-cell>
          <table:table-cell office:value-type="string" office:string-value="this.cel[12][7] = 1;" table:formula="of:=CONCATENATE(&quot;this.cel[&quot;;[.$A32];&quot;][&quot;;[.H$20];&quot;] = &quot;;[.H32];&quot;;&quot;)" table:style-name="ce1">
            <text:p>this.cel[12][7] = 1;</text:p>
          </table:table-cell>
          <table:table-cell office:value-type="string" office:string-value="this.cel[12][8] = 1;" table:formula="of:=CONCATENATE(&quot;this.cel[&quot;;[.$A32];&quot;][&quot;;[.I$20];&quot;] = &quot;;[.I32];&quot;;&quot;)" table:style-name="ce1">
            <text:p>this.cel[12][8] = 1;</text:p>
          </table:table-cell>
          <table:table-cell office:value-type="string" office:string-value="this.cel[12][9] = 1;" table:formula="of:=CONCATENATE(&quot;this.cel[&quot;;[.$A32];&quot;][&quot;;[.J$20];&quot;] = &quot;;[.J32];&quot;;&quot;)" table:style-name="ce1">
            <text:p>this.cel[12][9] = 1;</text:p>
          </table:table-cell>
          <table:table-cell office:value-type="string" office:string-value="this.cel[12][10] = 1;" table:formula="of:=CONCATENATE(&quot;this.cel[&quot;;[.$A32];&quot;][&quot;;[.K$20];&quot;] = &quot;;[.K32];&quot;;&quot;)" table:style-name="ce1">
            <text:p>this.cel[12][10] = 1;</text:p>
          </table:table-cell>
          <table:table-cell office:value-type="string" office:string-value="this.cel[12][11] = 1;" table:formula="of:=CONCATENATE(&quot;this.cel[&quot;;[.$A32];&quot;][&quot;;[.L$20];&quot;] = &quot;;[.L32];&quot;;&quot;)" table:style-name="ce1">
            <text:p>this.cel[12][11] = 1;</text:p>
          </table:table-cell>
          <table:table-cell office:value-type="string" office:string-value="this.cel[12][12] = 1;" table:formula="of:=CONCATENATE(&quot;this.cel[&quot;;[.$A32];&quot;][&quot;;[.M$20];&quot;] = &quot;;[.M32];&quot;;&quot;)" table:style-name="ce1">
            <text:p>this.cel[12][12] = 1;</text:p>
          </table:table-cell>
          <table:table-cell office:value-type="string" office:string-value="this.cel[12][13] = 1;" table:formula="of:=CONCATENATE(&quot;this.cel[&quot;;[.$A32];&quot;][&quot;;[.N$20];&quot;] = &quot;;[.N32];&quot;;&quot;)" table:style-name="ce1">
            <text:p>this.cel[12][13] = 1;</text:p>
          </table:table-cell>
          <table:table-cell office:value-type="string" office:string-value="this.cel[12][14] = 1;" table:formula="of:=CONCATENATE(&quot;this.cel[&quot;;[.$A32];&quot;][&quot;;[.O$20];&quot;] = &quot;;[.O32];&quot;;&quot;)" table:style-name="ce1">
            <text:p>this.cel[12][14] = 1;</text:p>
          </table:table-cell>
          <table:table-cell office:value-type="string" office:string-value="this.cel[12][15] = 3;" table:formula="of:=CONCATENATE(&quot;this.cel[&quot;;[.$A32];&quot;][&quot;;[.P$20];&quot;] = &quot;;[.P32];&quot;;&quot;)" table:style-name="ce1">
            <text:p>this.cel[12][15] = 3;</text:p>
          </table:table-cell>
          <table:table-cell table:number-columns-repeated="1635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3][1] = 3;" table:formula="of:=CONCATENATE(&quot;this.cel[&quot;;[.$A33];&quot;][&quot;;[.B$20];&quot;] = &quot;;[.B33];&quot;;&quot;)" table:style-name="ce1">
            <text:p>this.cel[13][1] = 3;</text:p>
          </table:table-cell>
          <table:table-cell office:value-type="string" office:string-value="this.cel[13][2] = 1;" table:formula="of:=CONCATENATE(&quot;this.cel[&quot;;[.$A33];&quot;][&quot;;[.C$20];&quot;] = &quot;;[.C33];&quot;;&quot;)" table:style-name="ce1">
            <text:p>this.cel[13][2] = 1;</text:p>
          </table:table-cell>
          <table:table-cell office:value-type="string" office:string-value="this.cel[13][3] = 3;" table:formula="of:=CONCATENATE(&quot;this.cel[&quot;;[.$A33];&quot;][&quot;;[.D$20];&quot;] = &quot;;[.D33];&quot;;&quot;)" table:style-name="ce1">
            <text:p>this.cel[13][3] = 3;</text:p>
          </table:table-cell>
          <table:table-cell office:value-type="string" office:string-value="this.cel[13][4] = 1;" table:formula="of:=CONCATENATE(&quot;this.cel[&quot;;[.$A33];&quot;][&quot;;[.E$20];&quot;] = &quot;;[.E33];&quot;;&quot;)" table:style-name="ce1">
            <text:p>this.cel[13][4] = 1;</text:p>
          </table:table-cell>
          <table:table-cell office:value-type="string" office:string-value="this.cel[13][5] = 3;" table:formula="of:=CONCATENATE(&quot;this.cel[&quot;;[.$A33];&quot;][&quot;;[.F$20];&quot;] = &quot;;[.F33];&quot;;&quot;)" table:style-name="ce1">
            <text:p>this.cel[13][5] = 3;</text:p>
          </table:table-cell>
          <table:table-cell office:value-type="string" office:string-value="this.cel[13][6] = 1;" table:formula="of:=CONCATENATE(&quot;this.cel[&quot;;[.$A33];&quot;][&quot;;[.G$20];&quot;] = &quot;;[.G33];&quot;;&quot;)" table:style-name="ce1">
            <text:p>this.cel[13][6] = 1;</text:p>
          </table:table-cell>
          <table:table-cell office:value-type="string" office:string-value="this.cel[13][7] = 3;" table:formula="of:=CONCATENATE(&quot;this.cel[&quot;;[.$A33];&quot;][&quot;;[.H$20];&quot;] = &quot;;[.H33];&quot;;&quot;)" table:style-name="ce1">
            <text:p>this.cel[13][7] = 3;</text:p>
          </table:table-cell>
          <table:table-cell office:value-type="string" office:string-value="this.cel[13][8] = 1;" table:formula="of:=CONCATENATE(&quot;this.cel[&quot;;[.$A33];&quot;][&quot;;[.I$20];&quot;] = &quot;;[.I33];&quot;;&quot;)" table:style-name="ce1">
            <text:p>this.cel[13][8] = 1;</text:p>
          </table:table-cell>
          <table:table-cell office:value-type="string" office:string-value="this.cel[13][9] = 3;" table:formula="of:=CONCATENATE(&quot;this.cel[&quot;;[.$A33];&quot;][&quot;;[.J$20];&quot;] = &quot;;[.J33];&quot;;&quot;)" table:style-name="ce1">
            <text:p>this.cel[13][9] = 3;</text:p>
          </table:table-cell>
          <table:table-cell office:value-type="string" office:string-value="this.cel[13][10] = 1;" table:formula="of:=CONCATENATE(&quot;this.cel[&quot;;[.$A33];&quot;][&quot;;[.K$20];&quot;] = &quot;;[.K33];&quot;;&quot;)" table:style-name="ce1">
            <text:p>this.cel[13][10] = 1;</text:p>
          </table:table-cell>
          <table:table-cell office:value-type="string" office:string-value="this.cel[13][11] = 3;" table:formula="of:=CONCATENATE(&quot;this.cel[&quot;;[.$A33];&quot;][&quot;;[.L$20];&quot;] = &quot;;[.L33];&quot;;&quot;)" table:style-name="ce1">
            <text:p>this.cel[13][11] = 3;</text:p>
          </table:table-cell>
          <table:table-cell office:value-type="string" office:string-value="this.cel[13][12] = 3;" table:formula="of:=CONCATENATE(&quot;this.cel[&quot;;[.$A33];&quot;][&quot;;[.M$20];&quot;] = &quot;;[.M33];&quot;;&quot;)" table:style-name="ce1">
            <text:p>this.cel[13][12] = 3;</text:p>
          </table:table-cell>
          <table:table-cell office:value-type="string" office:string-value="this.cel[13][13] = 1;" table:formula="of:=CONCATENATE(&quot;this.cel[&quot;;[.$A33];&quot;][&quot;;[.N$20];&quot;] = &quot;;[.N33];&quot;;&quot;)" table:style-name="ce1">
            <text:p>this.cel[13][13] = 1;</text:p>
          </table:table-cell>
          <table:table-cell office:value-type="string" office:string-value="this.cel[13][14] = 1;" table:formula="of:=CONCATENATE(&quot;this.cel[&quot;;[.$A33];&quot;][&quot;;[.O$20];&quot;] = &quot;;[.O33];&quot;;&quot;)" table:style-name="ce1">
            <text:p>this.cel[13][14] = 1;</text:p>
          </table:table-cell>
          <table:table-cell office:value-type="string" office:string-value="this.cel[13][15] = 3;" table:formula="of:=CONCATENATE(&quot;this.cel[&quot;;[.$A33];&quot;][&quot;;[.P$20];&quot;] = &quot;;[.P33];&quot;;&quot;)" table:style-name="ce1">
            <text:p>this.cel[13][15] = 3;</text:p>
          </table:table-cell>
          <table:table-cell table:number-columns-repeated="1635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4][1] = 3;" table:formula="of:=CONCATENATE(&quot;this.cel[&quot;;[.$A34];&quot;][&quot;;[.B$20];&quot;] = &quot;;[.B34];&quot;;&quot;)" table:style-name="ce1">
            <text:p>this.cel[14][1] = 3;</text:p>
          </table:table-cell>
          <table:table-cell office:value-type="string" office:string-value="this.cel[14][2] = 1;" table:formula="of:=CONCATENATE(&quot;this.cel[&quot;;[.$A34];&quot;][&quot;;[.C$20];&quot;] = &quot;;[.C34];&quot;;&quot;)" table:style-name="ce1">
            <text:p>this.cel[14][2] = 1;</text:p>
          </table:table-cell>
          <table:table-cell office:value-type="string" office:string-value="this.cel[14][3] = 1;" table:formula="of:=CONCATENATE(&quot;this.cel[&quot;;[.$A34];&quot;][&quot;;[.D$20];&quot;] = &quot;;[.D34];&quot;;&quot;)" table:style-name="ce1">
            <text:p>this.cel[14][3] = 1;</text:p>
          </table:table-cell>
          <table:table-cell office:value-type="string" office:string-value="this.cel[14][4] = 1;" table:formula="of:=CONCATENATE(&quot;this.cel[&quot;;[.$A34];&quot;][&quot;;[.E$20];&quot;] = &quot;;[.E34];&quot;;&quot;)" table:style-name="ce1">
            <text:p>this.cel[14][4] = 1;</text:p>
          </table:table-cell>
          <table:table-cell office:value-type="string" office:string-value="this.cel[14][5] = 1;" table:formula="of:=CONCATENATE(&quot;this.cel[&quot;;[.$A34];&quot;][&quot;;[.F$20];&quot;] = &quot;;[.F34];&quot;;&quot;)" table:style-name="ce1">
            <text:p>this.cel[14][5] = 1;</text:p>
          </table:table-cell>
          <table:table-cell office:value-type="string" office:string-value="this.cel[14][6] = 1;" table:formula="of:=CONCATENATE(&quot;this.cel[&quot;;[.$A34];&quot;][&quot;;[.G$20];&quot;] = &quot;;[.G34];&quot;;&quot;)" table:style-name="ce1">
            <text:p>this.cel[14][6] = 1;</text:p>
          </table:table-cell>
          <table:table-cell office:value-type="string" office:string-value="this.cel[14][7] = 3;" table:formula="of:=CONCATENATE(&quot;this.cel[&quot;;[.$A34];&quot;][&quot;;[.H$20];&quot;] = &quot;;[.H34];&quot;;&quot;)" table:style-name="ce1">
            <text:p>this.cel[14][7] = 3;</text:p>
          </table:table-cell>
          <table:table-cell office:value-type="string" office:string-value="this.cel[14][8] = 1;" table:formula="of:=CONCATENATE(&quot;this.cel[&quot;;[.$A34];&quot;][&quot;;[.I$20];&quot;] = &quot;;[.I34];&quot;;&quot;)" table:style-name="ce1">
            <text:p>this.cel[14][8] = 1;</text:p>
          </table:table-cell>
          <table:table-cell office:value-type="string" office:string-value="this.cel[14][9] = 1;" table:formula="of:=CONCATENATE(&quot;this.cel[&quot;;[.$A34];&quot;][&quot;;[.J$20];&quot;] = &quot;;[.J34];&quot;;&quot;)" table:style-name="ce1">
            <text:p>this.cel[14][9] = 1;</text:p>
          </table:table-cell>
          <table:table-cell office:value-type="string" office:string-value="this.cel[14][10] = 1;" table:formula="of:=CONCATENATE(&quot;this.cel[&quot;;[.$A34];&quot;][&quot;;[.K$20];&quot;] = &quot;;[.K34];&quot;;&quot;)" table:style-name="ce1">
            <text:p>this.cel[14][10] = 1;</text:p>
          </table:table-cell>
          <table:table-cell office:value-type="string" office:string-value="this.cel[14][11] = 3;" table:formula="of:=CONCATENATE(&quot;this.cel[&quot;;[.$A34];&quot;][&quot;;[.L$20];&quot;] = &quot;;[.L34];&quot;;&quot;)" table:style-name="ce1">
            <text:p>this.cel[14][11] = 3;</text:p>
          </table:table-cell>
          <table:table-cell office:value-type="string" office:string-value="this.cel[14][12] = 1;" table:formula="of:=CONCATENATE(&quot;this.cel[&quot;;[.$A34];&quot;][&quot;;[.M$20];&quot;] = &quot;;[.M34];&quot;;&quot;)" table:style-name="ce1">
            <text:p>this.cel[14][12] = 1;</text:p>
          </table:table-cell>
          <table:table-cell office:value-type="string" office:string-value="this.cel[14][13] = 1;" table:formula="of:=CONCATENATE(&quot;this.cel[&quot;;[.$A34];&quot;][&quot;;[.N$20];&quot;] = &quot;;[.N34];&quot;;&quot;)" table:style-name="ce1">
            <text:p>this.cel[14][13] = 1;</text:p>
          </table:table-cell>
          <table:table-cell office:value-type="string" office:string-value="this.cel[14][14] = 1;" table:formula="of:=CONCATENATE(&quot;this.cel[&quot;;[.$A34];&quot;][&quot;;[.O$20];&quot;] = &quot;;[.O34];&quot;;&quot;)" table:style-name="ce1">
            <text:p>this.cel[14][14] = 1;</text:p>
          </table:table-cell>
          <table:table-cell office:value-type="string" office:string-value="this.cel[14][15] = 3;" table:formula="of:=CONCATENATE(&quot;this.cel[&quot;;[.$A34];&quot;][&quot;;[.P$20];&quot;] = &quot;;[.P34];&quot;;&quot;)" table:style-name="ce1">
            <text:p>this.cel[14][15] = 3;</text:p>
          </table:table-cell>
          <table:table-cell table:number-columns-repeated="1635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" table:style-name="ce1"/>
          <table:table-cell office:value-type="string" office:string-value="this.cel[15][1] = 3;" table:formula="of:=CONCATENATE(&quot;this.cel[&quot;;[.$A35];&quot;][&quot;;[.B$20];&quot;] = &quot;;[.B35];&quot;;&quot;)" table:style-name="ce1">
            <text:p>this.cel[15][1] = 3;</text:p>
          </table:table-cell>
          <table:table-cell office:value-type="string" office:string-value="this.cel[15][2] = 3;" table:formula="of:=CONCATENATE(&quot;this.cel[&quot;;[.$A35];&quot;][&quot;;[.C$20];&quot;] = &quot;;[.C35];&quot;;&quot;)" table:style-name="ce1">
            <text:p>this.cel[15][2] = 3;</text:p>
          </table:table-cell>
          <table:table-cell office:value-type="string" office:string-value="this.cel[15][3] = 3;" table:formula="of:=CONCATENATE(&quot;this.cel[&quot;;[.$A35];&quot;][&quot;;[.D$20];&quot;] = &quot;;[.D35];&quot;;&quot;)" table:style-name="ce1">
            <text:p>this.cel[15][3] = 3;</text:p>
          </table:table-cell>
          <table:table-cell office:value-type="string" office:string-value="this.cel[15][4] = 3;" table:formula="of:=CONCATENATE(&quot;this.cel[&quot;;[.$A35];&quot;][&quot;;[.E$20];&quot;] = &quot;;[.E35];&quot;;&quot;)" table:style-name="ce1">
            <text:p>this.cel[15][4] = 3;</text:p>
          </table:table-cell>
          <table:table-cell office:value-type="string" office:string-value="this.cel[15][5] = 3;" table:formula="of:=CONCATENATE(&quot;this.cel[&quot;;[.$A35];&quot;][&quot;;[.F$20];&quot;] = &quot;;[.F35];&quot;;&quot;)" table:style-name="ce1">
            <text:p>this.cel[15][5] = 3;</text:p>
          </table:table-cell>
          <table:table-cell office:value-type="string" office:string-value="this.cel[15][6] = 3;" table:formula="of:=CONCATENATE(&quot;this.cel[&quot;;[.$A35];&quot;][&quot;;[.G$20];&quot;] = &quot;;[.G35];&quot;;&quot;)" table:style-name="ce1">
            <text:p>this.cel[15][6] = 3;</text:p>
          </table:table-cell>
          <table:table-cell office:value-type="string" office:string-value="this.cel[15][7] = 3;" table:formula="of:=CONCATENATE(&quot;this.cel[&quot;;[.$A35];&quot;][&quot;;[.H$20];&quot;] = &quot;;[.H35];&quot;;&quot;)" table:style-name="ce1">
            <text:p>this.cel[15][7] = 3;</text:p>
          </table:table-cell>
          <table:table-cell office:value-type="string" office:string-value="this.cel[15][8] = 3;" table:formula="of:=CONCATENATE(&quot;this.cel[&quot;;[.$A35];&quot;][&quot;;[.I$20];&quot;] = &quot;;[.I35];&quot;;&quot;)" table:style-name="ce1">
            <text:p>this.cel[15][8] = 3;</text:p>
          </table:table-cell>
          <table:table-cell office:value-type="string" office:string-value="this.cel[15][9] = 3;" table:formula="of:=CONCATENATE(&quot;this.cel[&quot;;[.$A35];&quot;][&quot;;[.J$20];&quot;] = &quot;;[.J35];&quot;;&quot;)" table:style-name="ce1">
            <text:p>this.cel[15][9] = 3;</text:p>
          </table:table-cell>
          <table:table-cell office:value-type="string" office:string-value="this.cel[15][10] = 3;" table:formula="of:=CONCATENATE(&quot;this.cel[&quot;;[.$A35];&quot;][&quot;;[.K$20];&quot;] = &quot;;[.K35];&quot;;&quot;)" table:style-name="ce1">
            <text:p>this.cel[15][10] = 3;</text:p>
          </table:table-cell>
          <table:table-cell office:value-type="string" office:string-value="this.cel[15][11] = 3;" table:formula="of:=CONCATENATE(&quot;this.cel[&quot;;[.$A35];&quot;][&quot;;[.L$20];&quot;] = &quot;;[.L35];&quot;;&quot;)" table:style-name="ce1">
            <text:p>this.cel[15][11] = 3;</text:p>
          </table:table-cell>
          <table:table-cell office:value-type="string" office:string-value="this.cel[15][12] = 3;" table:formula="of:=CONCATENATE(&quot;this.cel[&quot;;[.$A35];&quot;][&quot;;[.M$20];&quot;] = &quot;;[.M35];&quot;;&quot;)" table:style-name="ce1">
            <text:p>this.cel[15][12] = 3;</text:p>
          </table:table-cell>
          <table:table-cell office:value-type="string" office:string-value="this.cel[15][13] = 3;" table:formula="of:=CONCATENATE(&quot;this.cel[&quot;;[.$A35];&quot;][&quot;;[.N$20];&quot;] = &quot;;[.N35];&quot;;&quot;)" table:style-name="ce1">
            <text:p>this.cel[15][13] = 3;</text:p>
          </table:table-cell>
          <table:table-cell office:value-type="string" office:string-value="this.cel[15][14] = 3;" table:formula="of:=CONCATENATE(&quot;this.cel[&quot;;[.$A35];&quot;][&quot;;[.O$20];&quot;] = &quot;;[.O35];&quot;;&quot;)" table:style-name="ce1">
            <text:p>this.cel[15][14] = 3;</text:p>
          </table:table-cell>
          <table:table-cell office:value-type="string" office:string-value="this.cel[15][15] = 3;" table:formula="of:=CONCATENATE(&quot;this.cel[&quot;;[.$A35];&quot;][&quot;;[.P$20];&quot;] = &quot;;[.P35];&quot;;&quot;)" table:style-name="ce1">
            <text:p>this.cel[15][15] = 3;</text:p>
          </table:table-cell>
          <table:table-cell table:number-columns-repeated="1635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dre Bochet</meta:initial-creator>
    <dc:creator>Benjamin Verdant</dc:creator>
    <meta:creation-date>2016-10-24T10:28:03Z</meta:creation-date>
    <dc:date>2016-11-14T22:16:56Z</dc:date>
    <meta:editing-cycles>3</meta:editing-cycles>
    <meta:editing-duration>PT13266S</meta:editing-duration>
  </office:meta>
</office:document-meta>
</file>